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53000014282287E8F0.svm"/>
  <manifest:file-entry manifest:media-type="" manifest:full-path="Pictures/200000070000297100005EAA5F254FE5.svm"/>
  <manifest:file-entry manifest:media-type="" manifest:full-path="Pictures/200000070000250000000B7A10FCC0C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3.3958in" style:rel-column-width="32126*"/>
    </style:style>
    <style:style style:name="Table6.B" style:family="table-column">
      <style:table-column-properties style:column-width="3.5313in" style:rel-column-width="33409*"/>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1771in" style:rel-column-width="11136*"/>
    </style:style>
    <style:style style:name="Table7.B" style:family="table-column">
      <style:table-column-properties style:column-width="5.75in" style:rel-column-width="543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1667in" style:rel-column-width="11037*"/>
    </style:style>
    <style:style style:name="Table8.B" style:family="table-column">
      <style:table-column-properties style:column-width="5.7604in" style:rel-column-width="5449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1563in" style:rel-column-width="10938*"/>
    </style:style>
    <style:style style:name="Table9.B" style:family="table-column">
      <style:table-column-properties style:column-width="5.7708in" style:rel-column-width="5459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1458in" style:rel-column-width="10840*"/>
    </style:style>
    <style:style style:name="Table10.B" style:family="table-column">
      <style:table-column-properties style:column-width="5.7813in" style:rel-column-width="5469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margin-left="0in" fo:margin-right="0in" fo:text-align="center" style:justify-single-word="false" fo:widows="1" fo:text-indent="0in"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P2" style:family="paragraph" style:parent-style-name="Preformatted_20_Text">
      <style:paragraph-properties fo:widows="1"/>
      <style:text-properties fo:font-variant="normal" fo:text-transform="none" fo:color="#000000" style:font-name="Times New Roman" fo:letter-spacing="normal" fo:font-style="normal" fo:font-weight="normal"/>
    </style:style>
    <style:style style:name="P3" style:family="paragraph" style:parent-style-name="Preformatted_20_Text">
      <style:paragraph-properties fo:text-align="center" style:justify-single-word="false" fo:widows="1"/>
      <style:text-properties fo:font-variant="normal" fo:text-transform="none" fo:color="#000000" style:font-name="Times New Roman" fo:letter-spacing="normal" fo:font-style="normal" fo:font-weight="normal"/>
    </style:style>
    <style:style style:name="P4" style:family="paragraph" style:parent-style-name="Preformatted_20_Text">
      <style:paragraph-properties fo:text-align="center" style:justify-single-word="false" fo:widows="1"/>
      <style:text-properties fo:font-variant="normal" fo:text-transform="none" fo:color="#000000" style:font-name="Times New Roman" fo:letter-spacing="normal" fo:font-style="normal" fo:font-weight="bold" style:font-weight-asian="bold" style:font-weight-complex="bold"/>
    </style:style>
    <style:style style:name="P5" style:family="paragraph" style:parent-style-name="Preformatted_20_Text">
      <style:paragraph-properties fo:widows="1"/>
      <style:text-properties fo:font-variant="normal" fo:text-transform="none" fo:color="#000000" style:font-name="Times New Roman" fo:letter-spacing="normal" fo:font-style="normal" fo:font-weight="bold" style:font-weight-asian="bold" style:font-weight-complex="bold"/>
    </style:style>
    <style:style style:name="P6" style:family="paragraph" style:parent-style-name="Preformatted_20_Text">
      <style:paragraph-properties fo:text-align="start" style:justify-single-word="false" fo:widows="1"/>
      <style:text-properties fo:font-variant="normal" fo:text-transform="none" fo:color="#000000" style:font-name="Times New Roman" fo:letter-spacing="normal" fo:font-style="normal" fo:font-weight="bold" style:font-weight-asian="bold" style:font-weight-complex="bold"/>
    </style:style>
    <style:style style:name="P7" style:family="paragraph" style:parent-style-name="Preformatted_20_Text">
      <style:paragraph-properties fo:widows="1"/>
      <style:text-properties fo:font-variant="normal" fo:text-transform="none" fo:color="#000000" style:font-name="Times New Roman" fo:letter-spacing="normal"/>
    </style:style>
    <style:style style:name="P8" style:family="paragraph" style:parent-style-name="Preformatted_20_Text">
      <style:paragraph-properties fo:widows="1"/>
      <style:text-properties fo:font-variant="normal" fo:text-transform="none" fo:color="#000000" style:font-name="Times New Roman" fo:font-size="10pt" fo:letter-spacing="normal" fo:font-style="normal" fo:font-weight="normal" style:font-name-asian="NSimSun" style:font-size-asian="10pt" style:font-name-complex="Courier New" style:font-size-complex="10pt"/>
    </style:style>
    <style:style style:name="P9" style:family="paragraph" style:parent-style-name="Preformatted_20_Text">
      <style:paragraph-properties fo:text-align="start" style:justify-single-word="false" fo:widows="1"/>
      <style:text-properties fo:font-variant="normal" fo:text-transform="none" fo:color="#000000" style:font-name="Times New Roman" fo:font-size="10pt" fo:letter-spacing="normal" fo:font-style="normal" fo:font-weight="normal" style:font-name-asian="NSimSun" style:font-size-asian="10pt" style:font-name-complex="Courier New" style:font-size-complex="10pt"/>
    </style:style>
    <style:style style:name="P10" style:family="paragraph" style:parent-style-name="Preformatted_20_Text">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1" style:family="paragraph" style:parent-style-name="Preformatted_20_Text">
      <style:paragraph-properties fo:widows="1"/>
      <style:text-properties fo:font-variant="normal" fo:text-transform="none" fo:color="#000000" style:font-name="Times New Roman" fo:font-size="10pt" fo:letter-spacing="normal" fo:font-style="normal" fo:font-weight="bold" style:font-name-asian="NSimSun" style:font-size-asian="10pt" style:font-weight-asian="bold" style:font-name-complex="Courier New" style:font-size-complex="10pt" style:font-weight-complex="bold"/>
    </style:style>
    <style:style style:name="P12" style:family="paragraph" style:parent-style-name="Preformatted_20_Text">
      <style:paragraph-properties fo:widows="1"/>
      <style:text-properties fo:font-variant="normal" fo:text-transform="none" fo:color="#000000" style:font-name="Courier New" fo:letter-spacing="normal" fo:font-style="normal" fo:font-weight="normal"/>
    </style:style>
    <style:style style:name="P13" style:family="paragraph" style:parent-style-name="Preformatted_20_Text">
      <style:paragraph-properties fo:text-align="start" style:justify-single-word="false" fo:widows="1"/>
      <style:text-properties fo:font-variant="normal" fo:text-transform="none" fo:color="#000000" style:font-name="Courier New" fo:font-size="10pt" fo:letter-spacing="normal" fo:font-style="normal" fo:font-weight="normal" style:font-name-asian="NSimSun" style:font-size-asian="10pt" style:font-name-complex="Courier New" style:font-size-complex="10pt"/>
    </style:style>
    <style:style style:name="P14" style:family="paragraph" style:parent-style-name="Preformatted_20_Text">
      <style:paragraph-properties fo:widows="1"/>
      <style:text-properties style:font-name="Times New Roman"/>
    </style:style>
    <style:style style:name="P15" style:family="paragraph" style:parent-style-name="Preformatted_20_Text">
      <style:paragraph-properties fo:widows="1"/>
      <style:text-properties style:font-name="Times New Roman" fo:font-size="10pt" style:font-name-asian="NSimSun" style:font-size-asian="10pt" style:font-name-complex="Courier New" style:font-size-complex="10pt"/>
    </style:style>
    <style:style style:name="P16" style:family="paragraph" style:parent-style-name="Preformatted_20_Text">
      <style:paragraph-properties fo:widows="1"/>
      <style:text-properties style:font-name="Times New Roman" fo:font-size="10pt" style:font-size-asian="10pt" style:font-size-complex="10pt"/>
    </style:style>
    <style:style style:name="P17" style:family="paragraph" style:parent-style-name="Preformatted_20_Text">
      <style:paragraph-properties fo:text-align="center" style:justify-single-word="false" fo:widows="1"/>
      <style:text-properties style:font-name="Times New Roman"/>
    </style:style>
    <style:style style:name="P18" style:family="paragraph" style:parent-style-name="Standard">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 style:family="paragraph" style:parent-style-name="Text_20_body">
      <style:text-properties fo:font-variant="normal" fo:text-transform="none" fo:color="#000000" fo:font-size="10pt" fo:letter-spacing="normal" fo:font-style="normal" fo:font-weight="bold" style:font-size-asian="10pt" style:font-weight-asian="bold" style:font-size-complex="10pt" style:font-weight-complex="bold"/>
    </style:style>
    <style:style style:name="P20" style:family="paragraph" style:parent-style-name="Text_20_body">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P21" style:family="paragraph" style:parent-style-name="Table_20_Contents">
      <style:text-properties style:font-name="Times New Roman" fo:font-size="10pt" style:font-name-asian="NSimSun" style:font-size-asian="10pt" style:font-name-complex="Courier New" style:font-size-complex="10pt"/>
    </style:style>
    <style:style style:name="P22" style:family="paragraph" style:parent-style-name="Text_20_body">
      <style:paragraph-properties fo:break-before="page"/>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3354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Preformatted_20_Text" style:list-style-name="L1">
      <style:paragraph-properties fo:widows="1"/>
      <style:text-properties fo:font-variant="normal" fo:text-transform="none" fo:color="#000000" style:font-name="Times New Roman" fo:letter-spacing="normal" fo:font-style="normal" fo:font-weight="normal"/>
    </style:style>
    <style:style style:name="P28" style:family="paragraph" style:parent-style-name="Preformatted_20_Text" style:list-style-name="L2">
      <style:paragraph-properties fo:widows="1"/>
      <style:text-properties fo:font-variant="normal" fo:text-transform="none" fo:color="#000000" style:font-name="Times New Roman" fo:letter-spacing="normal" fo:font-style="normal" fo:font-weight="normal"/>
    </style:style>
    <style:style style:name="P29" style:family="paragraph" style:parent-style-name="Preformatted_20_Text" style:list-style-name="L3">
      <style:paragraph-properties fo:widows="1"/>
      <style:text-properties fo:font-variant="normal" fo:text-transform="none" fo:color="#000000" style:font-name="Times New Roman" fo:letter-spacing="normal" fo:font-style="normal" fo:font-weight="normal"/>
    </style:style>
    <style:style style:name="P30" style:family="paragraph" style:parent-style-name="Preformatted_20_Text" style:list-style-name="L4">
      <style:paragraph-properties fo:widows="1"/>
      <style:text-properties fo:font-variant="normal" fo:text-transform="none" fo:color="#000000" style:font-name="Times New Roman" fo:letter-spacing="normal" fo:font-style="normal" fo:font-weight="normal"/>
    </style:style>
    <style:style style:name="P31" style:family="paragraph" style:parent-style-name="Preformatted_20_Text" style:list-style-name="L5">
      <style:paragraph-properties fo:widows="1"/>
      <style:text-properties fo:font-variant="normal" fo:text-transform="none" fo:color="#000000" style:font-name="Times New Roman" fo:letter-spacing="normal" fo:font-style="normal" fo:font-weight="normal"/>
    </style:style>
    <style:style style:name="P32" style:family="paragraph" style:parent-style-name="Preformatted_20_Text" style:list-style-name="L6">
      <style:paragraph-properties fo:widows="1"/>
      <style:text-properties fo:font-variant="normal" fo:text-transform="none" fo:color="#000000" style:font-name="Times New Roman" fo:letter-spacing="normal" fo:font-style="normal" fo:font-weight="normal"/>
    </style:style>
    <style:style style:name="P33" style:family="paragraph" style:parent-style-name="Preformatted_20_Text" style:list-style-name="L7">
      <style:paragraph-properties fo:widows="1"/>
      <style:text-properties fo:font-variant="normal" fo:text-transform="none" fo:color="#000000" style:font-name="Times New Roman" fo:letter-spacing="normal" fo:font-style="normal" fo:font-weight="normal"/>
    </style:style>
    <style:style style:name="P34" style:family="paragraph" style:parent-style-name="Preformatted_20_Text" style:list-style-name="L8">
      <style:paragraph-properties fo:widows="1"/>
      <style:text-properties fo:font-variant="normal" fo:text-transform="none" fo:color="#000000" style:font-name="Times New Roman" fo:letter-spacing="normal" fo:font-style="normal" fo:font-weight="normal"/>
    </style:style>
    <style:style style:name="P35" style:family="paragraph" style:parent-style-name="Preformatted_20_Text" style:list-style-name="L9">
      <style:paragraph-properties fo:widows="1"/>
      <style:text-properties fo:font-variant="normal" fo:text-transform="none" fo:color="#000000" style:font-name="Times New Roman" fo:letter-spacing="normal" fo:font-style="normal" fo:font-weight="normal"/>
    </style:style>
    <style:style style:name="P36" style:family="paragraph" style:parent-style-name="Preformatted_20_Text" style:list-style-name="L10">
      <style:paragraph-properties fo:widows="1"/>
      <style:text-properties fo:font-variant="normal" fo:text-transform="none" fo:color="#000000" style:font-name="Times New Roman" fo:letter-spacing="normal" fo:font-style="normal" fo:font-weight="normal"/>
    </style:style>
    <style:style style:name="P37" style:family="paragraph" style:parent-style-name="Preformatted_20_Text" style:list-style-name="L11">
      <style:paragraph-properties fo:widows="1"/>
      <style:text-properties fo:font-variant="normal" fo:text-transform="none" fo:color="#000000" style:font-name="Times New Roman" fo:letter-spacing="normal" fo:font-style="normal" fo:font-weight="normal"/>
    </style:style>
    <style:style style:name="P38" style:family="paragraph" style:parent-style-name="Preformatted_20_Text" style:list-style-name="L12">
      <style:paragraph-properties fo:widows="1"/>
      <style:text-properties fo:font-variant="normal" fo:text-transform="none" fo:color="#000000" style:font-name="Times New Roman" fo:letter-spacing="normal" fo:font-style="normal" fo:font-weight="normal"/>
    </style:style>
    <style:style style:name="P39" style:family="paragraph" style:parent-style-name="Preformatted_20_Text" style:list-style-name="L13">
      <style:paragraph-properties fo:widows="1"/>
      <style:text-properties fo:font-variant="normal" fo:text-transform="none" fo:color="#000000" style:font-name="Times New Roman" fo:letter-spacing="normal" fo:font-style="normal" fo:font-weight="normal"/>
    </style:style>
    <style:style style:name="P40" style:family="paragraph" style:parent-style-name="Preformatted_20_Text" style:list-style-name="L14">
      <style:paragraph-properties fo:widows="1"/>
      <style:text-properties fo:font-variant="normal" fo:text-transform="none" fo:color="#000000" style:font-name="Times New Roman" fo:letter-spacing="normal" fo:font-style="normal" fo:font-weight="normal"/>
    </style:style>
    <style:style style:name="P41" style:family="paragraph" style:parent-style-name="Preformatted_20_Text" style:list-style-name="L15">
      <style:paragraph-properties fo:widows="1"/>
      <style:text-properties fo:font-variant="normal" fo:text-transform="none" fo:color="#000000" style:font-name="Times New Roman" fo:letter-spacing="normal" fo:font-style="normal" fo:font-weight="normal"/>
    </style:style>
    <style:style style:name="P42" style:family="paragraph" style:parent-style-name="Preformatted_20_Text" style:list-style-name="L16">
      <style:paragraph-properties fo:widows="1"/>
      <style:text-properties fo:font-variant="normal" fo:text-transform="none" fo:color="#000000" style:font-name="Times New Roman" fo:letter-spacing="normal" fo:font-style="normal" fo:font-weight="normal"/>
    </style:style>
    <style:style style:name="P43" style:family="paragraph" style:parent-style-name="Preformatted_20_Text" style:list-style-name="L17">
      <style:paragraph-properties fo:widows="1"/>
      <style:text-properties fo:font-variant="normal" fo:text-transform="none" fo:color="#000000" style:font-name="Times New Roman" fo:letter-spacing="normal" fo:font-style="normal" fo:font-weight="normal"/>
    </style:style>
    <style:style style:name="P44" style:family="paragraph" style:parent-style-name="Preformatted_20_Text" style:list-style-name="L18">
      <style:paragraph-properties fo:widows="1"/>
      <style:text-properties fo:font-variant="normal" fo:text-transform="none" fo:color="#000000" style:font-name="Times New Roman" fo:letter-spacing="normal" fo:font-style="normal" fo:font-weight="normal"/>
    </style:style>
    <style:style style:name="P45" style:family="paragraph" style:parent-style-name="Preformatted_20_Text" style:list-style-name="L19">
      <style:paragraph-properties fo:widows="1"/>
      <style:text-properties fo:font-variant="normal" fo:text-transform="none" fo:color="#000000" style:font-name="Times New Roman" fo:letter-spacing="normal" fo:font-style="normal" fo:font-weight="normal"/>
    </style:style>
    <style:style style:name="P46" style:family="paragraph" style:parent-style-name="Preformatted_20_Text" style:list-style-name="L20">
      <style:paragraph-properties fo:widows="1"/>
      <style:text-properties fo:font-variant="normal" fo:text-transform="none" fo:color="#000000" style:font-name="Times New Roman" fo:letter-spacing="normal" fo:font-style="normal" fo:font-weight="normal"/>
    </style:style>
    <style:style style:name="P47" style:family="paragraph" style:parent-style-name="Preformatted_20_Text" style:list-style-name="L21">
      <style:paragraph-properties fo:widows="1"/>
      <style:text-properties fo:font-variant="normal" fo:text-transform="none" fo:color="#000000" style:font-name="Times New Roman" fo:letter-spacing="normal" fo:font-style="normal" fo:font-weight="normal"/>
    </style:style>
    <style:style style:name="P48" style:family="paragraph" style:parent-style-name="Preformatted_20_Text" style:list-style-name="L22">
      <style:paragraph-properties fo:widows="1"/>
      <style:text-properties fo:font-variant="normal" fo:text-transform="none" fo:color="#000000" style:font-name="Times New Roman" fo:letter-spacing="normal" fo:font-style="normal" fo:font-weight="normal"/>
    </style:style>
    <style:style style:name="P49" style:family="paragraph" style:parent-style-name="Preformatted_20_Text" style:list-style-name="L23">
      <style:paragraph-properties fo:widows="1"/>
      <style:text-properties fo:font-variant="normal" fo:text-transform="none" fo:color="#000000" style:font-name="Times New Roman" fo:letter-spacing="normal" fo:font-style="normal" fo:font-weight="normal"/>
    </style:style>
    <style:style style:name="P50" style:family="paragraph" style:parent-style-name="Preformatted_20_Text" style:list-style-name="L24">
      <style:paragraph-properties fo:widows="1"/>
      <style:text-properties fo:font-variant="normal" fo:text-transform="none" fo:color="#000000" style:font-name="Times New Roman" fo:letter-spacing="normal" fo:font-style="normal" fo:font-weight="normal"/>
    </style:style>
    <style:style style:name="P51" style:family="paragraph" style:parent-style-name="Preformatted_20_Text" style:list-style-name="L25">
      <style:paragraph-properties fo:widows="1"/>
      <style:text-properties fo:font-variant="normal" fo:text-transform="none" fo:color="#000000" style:font-name="Times New Roman" fo:letter-spacing="normal" fo:font-style="normal" fo:font-weight="normal"/>
    </style:style>
    <style:style style:name="P52" style:family="paragraph" style:parent-style-name="Preformatted_20_Text" style:list-style-name="L26">
      <style:paragraph-properties fo:widows="1"/>
      <style:text-properties fo:font-variant="normal" fo:text-transform="none" fo:color="#000000" style:font-name="Times New Roman" fo:letter-spacing="normal" fo:font-style="normal" fo:font-weight="normal"/>
    </style:style>
    <style:style style:name="P53" style:family="paragraph" style:parent-style-name="Preformatted_20_Text" style:list-style-name="L27">
      <style:paragraph-properties fo:widows="1"/>
      <style:text-properties fo:font-variant="normal" fo:text-transform="none" fo:color="#000000" style:font-name="Times New Roman" fo:letter-spacing="normal" fo:font-style="normal" fo:font-weight="normal"/>
    </style:style>
    <style:style style:name="P54" style:family="paragraph" style:parent-style-name="Preformatted_20_Text" style:list-style-name="L28">
      <style:paragraph-properties fo:widows="1"/>
      <style:text-properties fo:font-variant="normal" fo:text-transform="none" fo:color="#000000" style:font-name="Times New Roman" fo:letter-spacing="normal" fo:font-style="normal" fo:font-weight="normal"/>
    </style:style>
    <style:style style:name="P55" style:family="paragraph" style:parent-style-name="Preformatted_20_Text" style:list-style-name="L29">
      <style:paragraph-properties fo:widows="1"/>
      <style:text-properties fo:font-variant="normal" fo:text-transform="none" fo:color="#000000" style:font-name="Times New Roman" fo:letter-spacing="normal" fo:font-style="normal" fo:font-weight="normal"/>
    </style:style>
    <style:style style:name="P56" style:family="paragraph" style:parent-style-name="Heading_20_4">
      <style:text-properties fo:font-variant="normal" fo:text-transform="none" fo:color="#000000" style:font-name="Arial" fo:letter-spacing="normal" fo:font-style="italic" fo:font-weight="bold" style:font-style-asian="italic" style:font-weight-asian="bold" style:font-style-complex="italic" style:font-weight-complex="bold"/>
    </style:style>
    <style:style style:name="P57" style:family="paragraph" style:parent-style-name="Heading_20_1">
      <style:text-properties fo:font-variant="normal" fo:text-transform="none" fo:color="#000000" fo:letter-spacing="normal" fo:font-style="normal" fo:font-weight="bold" style:font-weight-asian="bold" style:font-weight-complex="bold"/>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fo:font-variant="normal" fo:text-transform="none" fo:color="#000000" fo:letter-spacing="normal" fo:font-style="normal" fo:font-weight="bold" style:font-weight-asian="bold" style:font-weight-complex="bold"/>
    </style:style>
    <style:style style:name="P60" style:family="paragraph" style:parent-style-name="Heading_20_3">
      <style:text-properties fo:font-variant="normal" fo:text-transform="none" fo:color="#000000" fo:letter-spacing="normal" fo:font-style="normal" fo:font-weight="normal"/>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bold" style:font-weight-asian="bold" style:font-weight-complex="bold"/>
    </style:style>
    <style:style style:name="T3" style:family="text">
      <style:text-properties fo:font-size="10pt" style:font-name-asian="NSimSun" style:font-size-asian="10pt" style:font-name-complex="Courier New" style:font-size-complex="10pt"/>
    </style:style>
    <style:style style:name="T4" style:family="text">
      <style:text-properties style:font-name-asian="NSimSun" style:font-name-complex="Courier New"/>
    </style:style>
    <style:style style:name="T5" style:family="text">
      <style:text-properties style:font-name-asian="Times New Roman1" style:font-name-complex="Times New Roman1"/>
    </style:style>
    <style:style style:name="T6" style:family="text">
      <style:text-properties style:font-name="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 Introduction<text:tab/>3</text:p>
          <text:p text:style-name="P23"><text:s/>2 General Description of the Magnetic Tape Subsystem<text:tab/>4</text:p>
          <text:p text:style-name="P25"><text:s/>2.1 Configurations<text:tab/>5</text:p>
          <text:p text:style-name="P25"><text:s/>2.2 Structure of a Subsystem<text:tab/>6</text:p>
          <text:p text:style-name="P25"><text:s/>2.3 UNISERVO VI C Magnetic Tape Units<text:tab/>6</text:p>
          <text:p text:style-name="P25"><text:s/>2.4 Control Sub Unit<text:tab/>6</text:p>
          <text:p text:style-name="P25"><text:s/>2.5 Additional Equipment<text:tab/>7</text:p>
          <text:p text:style-name="P26"><text:s/>2.5.1 7-track Device<text:tab/>7</text:p>
          <text:p text:style-name="P26"><text:s/>2.5.2 Data Conversion<text:tab/>7</text:p>
          <text:p text:style-name="P25"><text:s/>2.6 Tape Formats and Conventions<text:tab/>8</text:p>
          <text:p text:style-name="P26"><text:s/>2.6.1 Tape Mark<text:tab/>8</text:p>
          <text:p text:style-name="P26"><text:s/>2.6.2 Cyclic Redundancy Check (CRC)<text:tab/>9</text:p>
          <text:p text:style-name="P25"><text:s/>2.7 Connection Control Between the Central Unit and Sub Unit<text:tab/>9</text:p>
          <text:p text:style-name="P26"><text:s/>2.7.1 Lines of Connection Control<text:tab/>9</text:p>
          <text:p text:style-name="P24"><text:s/>2.7.1.1 Signal Lines<text:tab/>12</text:p>
          <text:p text:style-name="P24"><text:s/>2.7.1.2 Control, Priority and Interrupt lines<text:tab/>12</text:p>
          <text:p text:style-name="P26"><text:s/>2.7.2 Functioning of the Terminal Control<text:tab/>13</text:p>
          <text:p text:style-name="P24"><text:s/>2.7.2.1 Initial Selection Sequence<text:tab/>14</text:p>
          <text:p text:style-name="P24"><text:s/>2.7.2.2 Control Unit Request Sequence<text:tab/>15</text:p>
          <text:p text:style-name="P24"><text:s/>2.7.2.3 Data Transfer Sequence<text:tab/>16</text:p>
          <text:p text:style-name="P24"><text:s/>2.7.2.4 Status Transfer Sequence<text:tab/>16</text:p>
          <text:p text:style-name="P24"><text:s/>2.7.2.5 Selective Sequence Reset<text:tab/>16</text:p>
          <text:p text:style-name="P24"><text:s/>2.7.2.6 System Reset Sequence<text:tab/>16</text:p>
          <text:p text:style-name="P24"><text:s/>2.7.2.7 Control Unit Busy Sequence<text:tab/>16</text:p>
          <text:p text:style-name="P23"><text:s/>3 Programming<text:tab/>18</text:p>
          <text:p text:style-name="P25"><text:s/>3.1 General<text:tab/>18</text:p>
          <text:p text:style-name="P25"><text:s/>3.2 Function Bytes<text:tab/>18</text:p>
          <text:p text:style-name="P26"><text:s/>3.2.1 Test<text:tab/>19</text:p>
          <text:p text:style-name="P26"><text:s/>3.2.2 Inhibit Status<text:tab/>19</text:p>
          <text:p text:style-name="P26"><text:s/>3.2.3 Reset Inhibit Status<text:tab/>19</text:p>
          <text:p text:style-name="P26"><text:s/>3.2.4 Sense<text:tab/>19</text:p>
          <text:p text:style-name="P26"><text:s/>3.2.5 Write<text:tab/>20</text:p>
          <text:p text:style-name="P26"><text:s/>3.2.6 Read<text:tab/>20</text:p>
          <text:p text:style-name="P26"><text:s/>3.2.7 Read Backwards<text:tab/>20</text:p>
          <text:p text:style-name="P26"><text:s/>3.2.8 Control functions<text:tab/>21</text:p>
          <text:p text:style-name="P24"><text:s/>3.2.8.1 Rewind<text:tab/>21</text:p>
          <text:p text:style-name="P24"><text:s/>3.2.8.2 Rewind with Lock<text:tab/>21</text:p>
          <text:p text:style-name="P24"><text:s/>3.2.8.3 Erase<text:tab/>21</text:p>
          <text:p text:style-name="P24"><text:s/>3.2.8.4 Write Tape Mark<text:tab/>21</text:p>
          <text:p text:style-name="P24"><text:s/>3.2.8.5 Back Space Block<text:tab/>22</text:p>
          <text:p text:style-name="P24"><text:s/>3.2.8.6 Back Space File<text:tab/>22</text:p>
          <text:p text:style-name="P24"><text:s/>3.2.8.7 Forward space block<text:tab/>22</text:p>
          <text:p text:style-name="P24"><text:soft-page-break/><text:s/>3.2.8.8 Forward space file<text:tab/>22</text:p>
          <text:p text:style-name="P26"><text:s/>3.2.9 Mode Set<text:tab/>22</text:p>
          <text:p text:style-name="P25"><text:s/>3.3 Status Byte<text:tab/>23</text:p>
          <text:p text:style-name="P26"><text:s/>3.3.1 Attention (Bit Position 0)<text:tab/>24</text:p>
          <text:p text:style-name="P26"><text:s/>3.3.2 Status Modifier (Bit Position 1)<text:tab/>24</text:p>
          <text:p text:style-name="P26"><text:s/>3.3.3 Control Unit End (Bit Position 2)<text:tab/>24</text:p>
          <text:p text:style-name="P26"><text:s/>3.3.4 Busy (Bit Position 3)<text:tab/>24</text:p>
          <text:p text:style-name="P26"><text:s/>3.3.5 Channel End (Bit Position 4)<text:tab/>24</text:p>
          <text:p text:style-name="P26"><text:s/>3.3.6 Device End (Bit Position 5)<text:tab/>24</text:p>
          <text:p text:style-name="P26"><text:s/>3.3.7 Unit Check (Bit Position 6)<text:tab/>25</text:p>
          <text:p text:style-name="P26"><text:s/>3.3.8 Exception (Bit Position 7)<text:tab/>25</text:p>
          <text:p text:style-name="P25"><text:s/>3.4 Sense Data Bytes<text:tab/>25</text:p>
          <text:p text:style-name="P26"><text:s/>3.4.1 Sense Data Byte 0<text:tab/>25</text:p>
          <text:p text:style-name="P26"><text:s/>3.4.2 Sense Data Byte 1<text:tab/>26</text:p>
          <text:p text:style-name="P26"><text:s/>3.4.3 Sense Data Byte 2<text:tab/>27</text:p>
          <text:p text:style-name="P26"><text:s/>3.4.4 Sense Data Byte 3<text:tab/>28</text:p>
          <text:p text:style-name="P26"><text:s/>3.4.5 Sense Data Byte 4<text:tab/>28</text:p>
          <text:p text:style-name="P25"><text:s/>3.5 Error Handling<text:tab/>29</text:p>
          <text:p text:style-name="P26"><text:s/>3.5.1 For these read errors, the procedure is as follows:<text:tab/>29</text:p>
          <text:p text:style-name="P26"><text:s/>3.5.2 Write Error<text:tab/>29</text:p>
          <text:p text:style-name="P26"><text:s/>3.5.3 Noise Blocks<text:tab/>30</text:p>
          <text:p text:style-name="P26"><text:s/>3.5.4 Power Failure<text:tab/>30</text:p>
          <text:p text:style-name="P25"><text:s/>3.6 Timing<text:tab/>30</text:p>
          <text:p text:style-name="P26"><text:s/>3.6.1 Non Stop Processing<text:tab/>30</text:p>
        </text:index-body>
      </text:table-of-content>
      <text:list xml:id="list772592552472131725" text:style-name="Outline">
        <text:list-header>
          <text:h text:style-name="P57" text:outline-level="1" text:is-list-header="true" text:restart-numbering="true" text:start-value="-1"/>
        </text:list-header>
        <text:list-item>
          <text:h text:style-name="P59" text:outline-level="1">Introduction</text:h>
        </text:list-item>
      </text:list>
      <text:p text:style-name="P19"/>
      <text:p text:style-name="P20">This manual was scanned from a German original (UNIVAC 9000 Technische Beschreibung Anhang Disk UNISERVO) then OCR'd and translated using Google Translate. I then cleaned up the translation as well as I was able and the result is as you see it.</text:p>
      <text:p text:style-name="P20">So, if the English seems stilted and difficult to understand, consider the source.</text:p>
      <text:p text:style-name="P20"/>
      <text:p text:style-name="P20">Stephen Boyd</text:p>
      <text:p text:style-name="P20"/>
      <text:p text:style-name="P20"/>
      <text:p text:style-name="P22"/>
      <text:list xml:id="list36271314" text:continue-numbering="true" text:style-name="Outline">
        <text:list-item>
          <text:h text:style-name="P57" text:outline-level="1">General Description of the Magnetic Tape Subsystem</text:h>
        </text:list-item>
      </text:list>
      <text:p text:style-name="P5"/>
      <text:p text:style-name="P2">The UNISERVO VI C magnetic tape subsystem for the UNIVAC 9200 is available it two versions:</text:p>
      <text:list xml:id="list7867569074076741872" text:style-name="L1">
        <text:list-item>
          <text:p text:style-name="P27">As a 9-track subsystem and </text:p>
        </text:list-item>
        <text:list-item>
          <text:p text:style-name="P27">As a 7 track subsystem.</text:p>
        </text:list-item>
      </text:list>
      <text:p text:style-name="P14"/>
      <text:p text:style-name="P10"><text:span text:style-name="T5">The 9-track subsystem uses UNISERVO VI C 9-track tape units </text:span>or, with the 7-track processing option, UNISERVO VI C 7-track tape units.</text:p>
      <text:p text:style-name="P16"/>
      <text:p text:style-name="P10">The 7-track subsystem uses only UNISERVO VI C 7 track tape units.</text:p>
      <text:p text:style-name="P10"/>
      <text:p text:style-name="P10">Each subsystem has a minimum configuration of a master and a slave. The maximum configuration consists of two masters, and 6 slaves.</text:p>
      <text:p text:style-name="P2"/>
      <text:p text:style-name="P2">The minimum configuration of each sub-unit includes a control unit for the following functions:</text:p>
      <text:p text:style-name="P14"/>
      <text:list xml:id="list559886959687804112" text:style-name="L2">
        <text:list-item>
          <text:p text:style-name="P28">receiving and decoding control information in the form of <text:s/>a function byte from the central unit.</text:p>
        </text:list-item>
        <text:list-item>
          <text:p text:style-name="P28">control of the magnetic tape which is addressed <text:s/>by the address byte</text:p>
        </text:list-item>
        <text:list-item>
          <text:p text:style-name="P28">receiving the data from the addressed magnetic tape unit, and transmitting <text:s/>the data to the central unit.</text:p>
        </text:list-item>
        <text:list-item>
          <text:p text:style-name="P28">requesting data from the CPU and writing this data on the addressed magnetic tape unit.</text:p>
        </text:list-item>
        <text:list-item>
          <text:p text:style-name="P28">Communication in the form of a status byte to the central unit that an operation was carried out.</text:p>
        </text:list-item>
      </text:list>
      <text:p text:style-name="P14"/>
      <text:p text:style-name="P2">A UNISERVO VI C magnetic tape unit performs the following functions:</text:p>
      <text:p text:style-name="P14"/>
      <text:list xml:id="list4113723018263579536" text:style-name="L3">
        <text:list-item>
          <text:p text:style-name="P29">receiving a control signal from the control unit.</text:p>
        </text:list-item>
        <text:list-item>
          <text:p text:style-name="P29">transmission of different states within the tape unit while performing an operation.</text:p>
        </text:list-item>
        <text:list-item>
          <text:p text:style-name="P29">receiving data from the control unit, which is written on the tape</text:p>
        </text:list-item>
        <text:list-item>
          <text:p text:style-name="P29">transmitting data to the control unit, which is read from the tape</text:p>
        </text:list-item>
      </text:list>
      <text:p text:style-name="P14"/>
      <table:table table:name="Table1" table:style-name="Table1">
        <table:table-column table:style-name="Table1.A"/>
        <table:table-column table:style-name="Table1.B"/>
        <table:table-header-rows>
          <table:table-row>
            <table:table-cell table:style-name="Table1.A1" office:value-type="string">
              <text:p text:style-name="P11">Specification</text:p>
            </table:table-cell>
            <table:table-cell table:style-name="Table1.B1" office:value-type="string">
              <text:p text:style-name="P11">Parameters</text:p>
            </table:table-cell>
          </table:table-row>
        </table:table-header-rows>
        <table:table-row>
          <table:table-cell table:style-name="Table1.A2" office:value-type="string">
            <text:p text:style-name="P8">Number of units / subsystem </text:p>
          </table:table-cell>
          <table:table-cell table:style-name="Table1.B2" office:value-type="string">
            <text:p text:style-name="P8">Two to eight</text:p>
          </table:table-cell>
        </table:table-row>
        <table:table-row>
          <table:table-cell table:style-name="Table1.A2" office:value-type="string">
            <text:p text:style-name="P2">Recording Type</text:p>
            <text:p text:style-name="P2">9 – track</text:p>
            <text:p text:style-name="P2"/>
            <text:p text:style-name="P2">7 - track (no data conversion) </text:p>
            <text:p text:style-name="P2">7 - track (with data conversion)</text:p>
            <text:p text:style-name="P15"/>
          </table:table-cell>
          <table:table-cell table:style-name="Table1.B2" office:value-type="string">
            <text:p text:style-name="P8"><text:s/></text:p>
            <text:p text:style-name="P8">NRZI</text:p>
            <text:p text:style-name="P2">8-bit byte + 1 parity bit per <text:span text:style-name="T3">8-bit character</text:span></text:p>
            <text:p text:style-name="P8">8 bit byte plus parity bit per 6-bit character</text:p>
            <text:p text:style-name="P2">Three 8-bit bytes plus parity bit per four</text:p>
            <text:p text:style-name="P8">6-bit characters</text:p>
          </table:table-cell>
        </table:table-row>
        <table:table-row>
          <table:table-cell table:style-name="Table1.A2" office:value-type="string">
            <text:p text:style-name="P2">Recording Density</text:p>
            <text:p text:style-name="P2">9-track</text:p>
            <text:p text:style-name="P2">7-track</text:p>
          </table:table-cell>
          <table:table-cell table:style-name="Table1.B2" office:value-type="string">
            <text:p text:style-name="P21"/>
            <text:p text:style-name="P8">320 bits / cm</text:p>
            <text:p text:style-name="P8">80, 220, 320 bits / cm</text:p>
          </table:table-cell>
        </table:table-row>
        <table:table-row>
          <table:table-cell table:style-name="Table1.A2" office:value-type="string">
            <text:p text:style-name="P2">Length of the data blocks</text:p>
            <text:p text:style-name="P2">Recommended minimum length</text:p>
            <text:p text:style-name="P15"/>
          </table:table-cell>
          <table:table-cell table:style-name="Table1.B2" office:value-type="string">
            <text:p text:style-name="P8">variable number of characters</text:p>
            <text:p text:style-name="P18">12 characters for reading</text:p>
            <text:p text:style-name="P8">18 characters for writing</text:p>
          </table:table-cell>
        </table:table-row>
        <table:table-row>
          <table:table-cell table:style-name="Table1.A2" office:value-type="string">
            <text:p text:style-name="P2">Inter Block Gap</text:p>
            <text:p text:style-name="P2">9-track</text:p>
            <text:p text:style-name="P2">7-track </text:p>
            <text:p text:style-name="P2">Start time </text:p>
            <text:p text:style-name="P2">Stop time</text:p>
          </table:table-cell>
          <table:table-cell table:style-name="Table1.B2" office:value-type="string">
            <text:p text:style-name="P21"/>
            <text:p text:style-name="P8">1.5 cm</text:p>
            <text:p text:style-name="P8">1.9 cm</text:p>
            <text:p text:style-name="P8">7 milliseconds</text:p>
            <text:p text:style-name="P8">5 milliseconds</text:p>
          </table:table-cell>
        </table:table-row>
        <text:soft-page-break/>
        <table:table-row>
          <table:table-cell table:style-name="Table1.A2" office:value-type="string">
            <text:p text:style-name="P2">Reversal time (from forward to reverse operation)</text:p>
          </table:table-cell>
          <table:table-cell table:style-name="Table1.B2" office:value-type="string">
            <text:p text:style-name="P2">25 ms (including 5 ms stop time)</text:p>
          </table:table-cell>
        </table:table-row>
        <table:table-row>
          <table:table-cell table:style-name="Table1.A2" office:value-type="string">
            <text:p text:style-name="P2">Rewind speed</text:p>
          </table:table-cell>
          <table:table-cell table:style-name="Table1.B2" office:value-type="string">
            <text:p text:style-name="P8">max. 180 sec</text:p>
          </table:table-cell>
        </table:table-row>
        <table:table-row>
          <table:table-cell table:style-name="Table1.A2" office:value-type="string">
            <text:p text:style-name="P2">Data transmission speed</text:p>
            <text:p text:style-name="P2">9-track </text:p>
            <text:p text:style-name="P2">7-track (no data conversion at the recording densities 80/220/320 bits / cm)</text:p>
            <text:p text:style-name="P2">7-track (with data conversion at the recording densities 80/220/320 bits / cm)</text:p>
          </table:table-cell>
          <table:table-cell table:style-name="Table1.B2" office:value-type="string">
            <text:p text:style-name="P21"/>
            <text:p text:style-name="P8">34,160 bytes / sec:</text:p>
            <text:p text:style-name="P8"/>
            <text:p text:style-name="P8">8,540 / 23,741 / 34.60) bytes / sec.</text:p>
            <text:p text:style-name="P8"/>
            <text:p text:style-name="P8">6,405 / 17,806 / 25,620 bytes / sec.</text:p>
          </table:table-cell>
        </table:table-row>
        <table:table-row>
          <table:table-cell table:style-name="Table1.A2" office:value-type="string">
            <text:p text:style-name="P2">Channel parity (via terminal control lines) </text:p>
          </table:table-cell>
          <table:table-cell table:style-name="Table1.B2" office:value-type="string">
            <text:p text:style-name="P18">Odd vertical parity at function, address, status, sense <text:span text:style-name="T4">and data bytes</text:span></text:p>
          </table:table-cell>
        </table:table-row>
        <table:table-row>
          <table:table-cell table:style-name="Table1.A2" office:value-type="string">
            <text:p text:style-name="P2">Function test</text:p>
          </table:table-cell>
          <table:table-cell table:style-name="Table1.B2" office:value-type="string">
            <text:p text:style-name="P18">Detecting invalid code (Code <text:span text:style-name="T4">not applicable to unit)</text:span></text:p>
          </table:table-cell>
        </table:table-row>
        <table:table-row>
          <table:table-cell table:style-name="Table1.A2" office:value-type="string">
            <text:p text:style-name="P2">Parity check</text:p>
          </table:table-cell>
          <table:table-cell table:style-name="Table1.B2" office:value-type="string">
            <text:p text:style-name="P18">Generated on write commands and tested with automatic proofreading. <text:span text:style-name="T4">Checked on read operations.</text:span></text:p>
          </table:table-cell>
        </table:table-row>
        <table:table-row>
          <table:table-cell table:style-name="Table1.A2" office:value-type="string">
            <text:p text:style-name="P2">Vertical parity</text:p>
            <text:p text:style-name="P2">9-track </text:p>
            <text:p text:style-name="P2">7-track (without data conversion) </text:p>
            <text:p text:style-name="P2">7 Trail (with data conversion)</text:p>
            <text:p text:style-name="P8">Longitudinal parity</text:p>
          </table:table-cell>
          <table:table-cell table:style-name="Table1.B2" office:value-type="string">
            <text:p text:style-name="P2"/>
            <text:p text:style-name="P2">odd</text:p>
            <text:p text:style-name="P2">odd or even (as desired)</text:p>
            <text:p text:style-name="P2">odd</text:p>
            <text:p text:style-name="P8">even</text:p>
          </table:table-cell>
        </table:table-row>
        <table:table-row>
          <table:table-cell table:style-name="Table1.A2" office:value-type="string">
            <text:p text:style-name="P2">Error identification and correction </text:p>
            <text:p text:style-name="P2">(Only 9-track)</text:p>
            <text:p text:style-name="P15"/>
          </table:table-cell>
          <table:table-cell table:style-name="Table1.B2" office:value-type="string">
            <text:p text:style-name="P8">CRC characters:</text:p>
            <text:p text:style-name="P18">produced and tested for vertical parity on every write operation;</text:p>
            <text:p text:style-name="P10">Testing only on reading. (No <text:span text:style-name="T4">CRC checking in reverse operations)</text:span></text:p>
          </table:table-cell>
        </table:table-row>
        <table:table-row>
          <table:table-cell table:style-name="Table1.A2" office:value-type="string">
            <text:p text:style-name="P2">Normal operation (multiplexer)</text:p>
            <text:p text:style-name="P15"/>
          </table:table-cell>
          <table:table-cell table:style-name="Table1.B2" office:value-type="string">
            <text:p text:style-name="P18">A subsystem controls channel <text:s/>only during the</text:p>
            <text:p text:style-name="P10">transmission of one (or several) bytes and then gives the</text:p>
            <text:p text:style-name="P8">control to another subsystem.</text:p>
          </table:table-cell>
        </table:table-row>
      </table:table>
      <text:p text:style-name="P4">Table 2-1: Specifications</text:p>
      <text:p text:style-name="P14"/>
      <text:list xml:id="list36269112" text:continue-list="list36271314" text:style-name="Outline">
        <text:list-item>
          <text:list>
            <text:list-item>
              <text:h text:style-name="Heading_20_2" text:outline-level="2">Configurations</text:h>
            </text:list-item>
          </text:list>
        </text:list-item>
      </text:list>
      <text:p text:style-name="P14"/>
      <text:p text:style-name="P2">There are two variants of UNISERVO VI C tape sub-unit:</text:p>
      <text:list xml:id="list8617652076804632781" text:style-name="L4">
        <text:list-item>
          <text:p text:style-name="P30">9-track minimum configuration</text:p>
        </text:list-item>
        <text:list-item>
          <text:p text:style-name="P30">7-track minimum configuration</text:p>
        </text:list-item>
      </text:list>
      <text:p text:style-name="P14"/>
      <text:p text:style-name="P2">The 9-track minimum configuration consists of a 9-track slave and master with NRZI recording method. At a recording density of 320 characters / cm, 34,160 bytes per second are transmitted. It can be read forward and backward or be written forward. The subsystem can be expanded up to eight magnetic tape units. A 9-track subsystem may include 7-track tape units. 7-track tape units can include the data conversion option.</text:p>
      <text:p text:style-name="P14"/>
      <text:p text:style-name="P2">The 7-track minimum configuration consists of a 7-track slave and a master with NRZI recording method. In the case of a recording density of 80, 220 or 320 characters / cm transfer speeds of 8540, 23741 or 34160 characters / sec. are reached. The subsystem can be extended to 8 magnetic tape units. The 7-track subsystem can be equipped with the data conversion option.</text:p>
      <text:list xml:id="list36269610" text:continue-list="list36269112" text:style-name="Outline">
        <text:list-item>
          <text:list>
            <text:list-item>
              <text:h text:style-name="Heading_20_2" text:outline-level="2"><text:soft-page-break/>Structure of a Subsystem</text:h>
            </text:list-item>
          </text:list>
        </text:list-item>
      </text:list>
      <text:p text:style-name="P14"/>
      <text:p text:style-name="P2">The UNISERVO VI C magnetic tape subsystem contains a control unit and one or more UNISERVO VI C magnetic tape units.</text:p>
      <text:p text:style-name="P14"/>
      <text:list xml:id="list36290414" text:continue-numbering="true" text:style-name="Outline">
        <text:list-item>
          <text:list>
            <text:list-item>
              <text:h text:style-name="Heading_20_2" text:outline-level="2">UNISERVO VI C Magnetic Tape Units</text:h>
            </text:list-item>
          </text:list>
        </text:list-item>
      </text:list>
      <text:p text:style-name="P14"/>
      <text:p text:style-name="P2">The UNISERVO VI C magnetic tape unit works when reading and writing with the constant tape speed of 108,5 cm per second. The rewind speed is 406 cm per second.</text:p>
      <text:p text:style-name="P14"/>
      <text:p text:style-name="P2">The UNISERVO VI C magnetic tape unit is available as a master and as a slave. The master, which does not differ externally from a slave contains the power supply and electronic circuits for the master itself and for up to 3 slaves.</text:p>
      <text:p text:style-name="P14"/>
      <text:p text:style-name="P2">Each UNISERVO VI C magnetic tape unit has an operator panel, a permanently attached empty spool, a coil axis for exciting tape (???) a photocell for detecting reflector marks on the tape, a read / write head, an erasing head and a device for enabling or disabling the write function.</text:p>
      <text:p text:style-name="P14"/>
      <text:p text:style-name="P2">The photocell for detecting reflector marks recognize reflector marks on the uncoated side of the tape at the tape beginning and tape end.</text:p>
      <text:p text:style-name="P14"/>
      <text:p text:style-name="P2">The photocell for detecting reflector marks is located approximately 8 cm above the read write head. The erase head is directly above that.</text:p>
      <text:p text:style-name="P14"/>
      <text:p text:style-name="P2">The means for enabling or disabling the write function is a spring loaded pin. Each reel of magnetic tape has a groove on the back into which a plastic ring can be inserted. If this ring is used, the pen is pressed. This enables writing. <text:s/>If a ring is not placed into the groove in the magnetic tape reel, the tape cannot be written.</text:p>
      <text:p text:style-name="P14"/>
      <text:p text:style-name="P2">The read-write head writes each data character in a straight line perpendicular to the tape direction. Each character contains data bits plus a parity bit using even or odd <text:s/>parity depending on the setting of the IOPS. A sequence of data characters, between 2 stretches of blank tape is called a block. A Longitudinal check character <text:s/>and a CRC check character (9-track tapes only) are written to the tape at the end of each data block.</text:p>
      <text:p text:style-name="P14"/>
      <text:p text:style-name="P2">The longitudinal check character is created by just adding the number of one bits in each track..</text:p>
      <text:p text:style-name="P14"/>
      <text:list xml:id="list36296713" text:continue-numbering="true" text:style-name="Outline">
        <text:list-item>
          <text:list>
            <text:list-item>
              <text:h text:style-name="Heading_20_2" text:outline-level="2">Control Sub Unit</text:h>
            </text:list-item>
          </text:list>
        </text:list-item>
      </text:list>
      <text:p text:style-name="P14"/>
      <text:p text:style-name="P2">The control unit is located in the designated sub unit of the minimal configuration. The control unit is connected to the UNIVAC 9300 central unit via the multiplexer channel. <text:s/>The control unit can control 8 UNISERVO VI C magnetic tape units. The following functions are controlled by a control unit:</text:p>
      <text:p text:style-name="P14"/>
      <text:list xml:id="list8508588749489375075" text:style-name="L5">
        <text:list-item>
          <text:p text:style-name="P31">control of the control lines between the central unit and subsystem.</text:p>
        </text:list-item>
        <text:list-item>
          <text:p text:style-name="P31">examination of the incoming data on odd (or even) vertical parity and generating the parity bits for all data transmitted to ensure the required vertical parity.</text:p>
        </text:list-item>
        <text:list-item>
          <text:p text:style-name="P31">initializing an operation in the addressed magnetic tape unit.</text:p>
        </text:list-item>
        <text:list-item>
          <text:p text:style-name="P31">transmitting the data characters to the magnetic tape unit with correct vertical parity and checking each character of the magnetic tape unit comes with correct vertical parity. Calculation of Longitudinal parity character and transmitting these characters to the magnetic tape unit to record.</text:p>
        </text:list-item>
        <text:list-item>
          <text:p text:style-name="P31">check the longitudinal parity character when a block of a magnetic tape unit was read.</text:p>
        </text:list-item>
        <text:list-item>
          <text:p text:style-name="P31"><text:soft-page-break/>generating <text:s/>characters according to information from the function byte and recording these characters on the corresponding tape.</text:p>
        </text:list-item>
        <text:list-item>
          <text:p text:style-name="P31">calculate the CRC check character (for 9-track tapes) which is recorded at the end of this block. Checking the CRC character after reading each block.</text:p>
        </text:list-item>
        <text:list-item>
          <text:p text:style-name="P31">control the addressed magnetic tape unit, so that the format specifications are met.</text:p>
        </text:list-item>
        <text:list-item>
          <text:p text:style-name="P31">in 7-track tape units without data conversion the control unit erases the two most significant bits of each incoming data byte and transmits the six least significant bit positions to the corresponding magnetic tape unit to record. When reading 7-track data tapes, the control unit transmits 0 bits in the the two most significant bit positions of each data byte to the central processing unit. 7-track tapes with data conversion treat the data byte in a special way (see data conversation option).</text:p>
        </text:list-item>
      </text:list>
      <text:p text:style-name="P14"/>
      <text:list xml:id="list36271093" text:continue-list="list36296713" text:style-name="Outline">
        <text:list-item>
          <text:list>
            <text:list-item>
              <text:h text:style-name="Heading_20_2" text:outline-level="2">Additional Equipment</text:h>
            </text:list-item>
          </text:list>
        </text:list-item>
      </text:list>
      <text:p text:style-name="P14"/>
      <text:p text:style-name="P2">Two additional devices are possible for the 9-track configuration:</text:p>
      <text:p text:style-name="P14"/>
      <text:p text:style-name="P2">The 7-track device and data conversion for 7-track tapes.</text:p>
      <text:p text:style-name="P2"/>
      <text:p text:style-name="P2">In the 7-track configuration is possible to have <text:s/>a data conversion option.</text:p>
      <text:p text:style-name="P14"/>
      <text:list xml:id="list36277799" text:continue-numbering="true" text:style-name="Outline">
        <text:list-item>
          <text:list>
            <text:list-item>
              <text:list>
                <text:list-item>
                  <text:h text:style-name="Heading_20_3" text:outline-level="3">7-track Device</text:h>
                </text:list-item>
              </text:list>
            </text:list-item>
          </text:list>
        </text:list-item>
      </text:list>
      <text:p text:style-name="P14"/>
      <text:p text:style-name="P2">In a minimum configuration for 9-track magnetic tape units with the 7-track option, UNISERVO VI C 7-track magnetic tape units can be used as master and slave. Without the data conversion option, the two most significant bits of the data bytes are set to zero. </text:p>
      <text:p text:style-name="P14"/>
      <text:list xml:id="list36296735" text:continue-numbering="true" text:style-name="Outline">
        <text:list-item>
          <text:list>
            <text:list-item>
              <text:list>
                <text:list-item>
                  <text:h text:style-name="Heading_20_3" text:outline-level="3">Data Conversion</text:h>
                </text:list-item>
              </text:list>
            </text:list-item>
          </text:list>
        </text:list-item>
      </text:list>
      <text:p text:style-name="P14"/>
      <text:p text:style-name="P2">The data conversion option allows reading or writing of data in 8-bit bytes to 7-track tapes, without the two</text:p>
      <text:p text:style-name="P2">most significant bit positions being destroyed. When reading four 6-bit tape characters are converted to 3 8-bit bytes. <text:s/>When writing 3 8-bit bytes are converted to 4 6-bit tape characters.</text:p>
      <text:p text:style-name="P2"/>
      <text:p text:style-name="P3">The following drawing illustrates the process:</text:p>
      <text:p text:style-name="P2"/>
      <text:p text:style-name="P2"><draw:frame draw:style-name="fr1" draw:name="graphics1" text:anchor-type="paragraph" svg:width="3.7291in" svg:height="1.1571in" draw:z-index="0"><draw:image xlink:href="Pictures/200000070000250000000B7A10FCC0C4.svm" xlink:type="simple" xlink:show="embed" xlink:actuate="onLoad"/></draw:frame></text:p>
      <text:p text:style-name="P2">If the last set of data is to be written from less than 3 data bytes, the last one or two bytes are filled with 0 bits, so that the number of characters in a tape block is always a multiple of 4. Two bytes are written in three tape characters, with bits 2 and 1 of the third character filled with zeros.</text:p>
      <text:p text:style-name="P14"/>
      <text:p text:style-name="P2">When reading forward the last group of 1, 2 or 3 tape characters is converted as follows:</text:p>
      <text:p text:style-name="P2"/>
      <text:list xml:id="list1341067627701999038" text:style-name="L6">
        <text:list-item>
          <text:p text:style-name="P32"><text:soft-page-break/>A single tape character in the last group is transmitted to the central unit as 1 byte with <text:s/>bits 6 and 7 set to zero. In Sense Data byte 0, the check bits for the unit and for data conversion are set to 1.</text:p>
        </text:list-item>
        <text:list-item>
          <text:p text:style-name="P32">Two tape characters in the last group are transmitted as 1 byte, provided that the bits 8, 4, 2 and 1 of the second tape characters are all 0. The Check bits for the unit and data conversion in Sense Data byte 0 are not set. If the bits 8, 4, 2 and 1 are not all 0, the two tape characters are transmitted <text:s/>2 bytes, bits 4, 5, 6 and7 of the second byte are set to 0. The Check bits for the unit and data conversion are set to 1.</text:p>
        </text:list-item>
        <text:list-item>
          <text:p text:style-name="P32">Three tape characters in the last group is transmitted as 2 bytes when bits 2 and 1 of the last tape character are 0 bits are. The Check bits for the unit and data conversion are not set. If bits 2 and 1 are not both 0 bits, the tape characters are transmitted as 3 bytes, with bits 2, 3, 4, 5, 6 and 7 of the last byte set to <text:s/>zero. The Check bits for the unit and data conversion are set to 1. When reverse reading the tape characters are treated as previously described but in reverse order:</text:p>
        </text:list-item>
      </text:list>
      <text:p text:style-name="P14"/>
      <text:p text:style-name="P2">The 4 tape characters are read <text:s/>from tape as 1 and byte 3 is passed as the first data byte of the group to the multiplex channel. If the last set of data from tape has less 4 tape characters, no conversion will occur. Data from this group of tape characters are not transmitted to the central unit, and the Check bits for the unit and data conversion are set to 1. The data of this last group can be received by reading forward. Data conversion during reverse reading should therefore only be carried out when the block contains a multiple of four tape characters.</text:p>
      <text:p text:style-name="P14"/>
      <text:p text:style-name="P2">If tapes are read with data conversion, in any other mode than have been described, it is possible to determine the exact content and length of the block, of one knows the byte length and the data conversion Sense bit setting from the Table. In this table in column “Remaining count bytes” <text:s/>are given the excess byte count after division by 3.</text:p>
      <text:p text:style-name="P14"/>
      <table:table table:name="Table2" table:style-name="Table2">
        <table:table-column table:style-name="Table2.A" table:number-columns-repeated="5"/>
        <table:table-column table:style-name="Table2.F"/>
        <table:table-row>
          <table:table-cell table:style-name="Table2.A1" office:value-type="string">
            <text:p text:style-name="P8">Remaining count bytes</text:p>
          </table:table-cell>
          <table:table-cell table:style-name="Table2.A1" office:value-type="string">
            <text:p text:style-name="P8">Check-Sense-bit data conversion</text:p>
          </table:table-cell>
          <table:table-cell table:style-name="Table2.A1" office:value-type="string">
            <text:p text:style-name="P21">Tape characters</text:p>
          </table:table-cell>
          <table:table-cell table:style-name="Table2.A1" office:value-type="string">
            <text:p text:style-name="P8">bit position d. last date bits of d. Tape</text:p>
            <text:p text:style-name="P8">Byte</text:p>
          </table:table-cell>
          <table:table-cell table:style-name="Table2.A1" office:value-type="string">
            <text:p text:style-name="P21"/>
            <text:p text:style-name="P21"/>
            <text:p text:style-name="P21">Bit</text:p>
          </table:table-cell>
          <table:table-cell table:style-name="Table2.F1" office:value-type="string">
            <text:p text:style-name="P8">Correction of the data field</text:p>
          </table:table-cell>
        </table:table-row>
        <table:table-row>
          <table:table-cell table:style-name="Table2.A2" office:value-type="float" office:value="0">
            <text:p text:style-name="P21">0</text:p>
          </table:table-cell>
          <table:table-cell table:style-name="Table2.B2" office:value-type="string">
            <text:p text:style-name="P21">Off</text:p>
          </table:table-cell>
          <table:table-cell table:style-name="Table2.A2" office:value-type="float" office:value="4">
            <text:p text:style-name="P21">4</text:p>
          </table:table-cell>
          <table:table-cell table:style-name="Table2.A2" office:value-type="float" office:value="3">
            <text:p text:style-name="P21">3</text:p>
          </table:table-cell>
          <table:table-cell table:style-name="Table2.A2" office:value-type="float" office:value="7">
            <text:p text:style-name="P21">7</text:p>
          </table:table-cell>
          <table:table-cell table:style-name="Table2.F2" office:value-type="string">
            <text:p text:style-name="P21">None</text:p>
          </table:table-cell>
        </table:table-row>
        <table:table-row>
          <table:table-cell table:style-name="Table2.A2" office:value-type="float" office:value="0">
            <text:p text:style-name="P21">0</text:p>
          </table:table-cell>
          <table:table-cell table:style-name="Table2.B2" office:value-type="string">
            <text:p text:style-name="P21">On</text:p>
          </table:table-cell>
          <table:table-cell table:style-name="Table2.A2" office:value-type="float" office:value="3">
            <text:p text:style-name="P21">3</text:p>
          </table:table-cell>
          <table:table-cell table:style-name="Table2.A2" office:value-type="float" office:value="3">
            <text:p text:style-name="P21">3</text:p>
          </table:table-cell>
          <table:table-cell table:style-name="Table2.A2" office:value-type="float" office:value="1">
            <text:p text:style-name="P21">1</text:p>
          </table:table-cell>
          <table:table-cell table:style-name="Table2.F2" office:value-type="string">
            <text:p text:style-name="P21">6 zero bits deleted</text:p>
          </table:table-cell>
        </table:table-row>
        <table:table-row>
          <table:table-cell table:style-name="Table2.A2" office:value-type="float" office:value="1">
            <text:p text:style-name="P21">1</text:p>
          </table:table-cell>
          <table:table-cell table:style-name="Table2.B2" office:value-type="string">
            <text:p text:style-name="P21">On</text:p>
          </table:table-cell>
          <table:table-cell table:style-name="Table2.A2" office:value-type="float" office:value="2">
            <text:p text:style-name="P21">2</text:p>
          </table:table-cell>
          <table:table-cell table:style-name="Table2.A2" office:value-type="float" office:value="2">
            <text:p text:style-name="P21">2</text:p>
          </table:table-cell>
          <table:table-cell table:style-name="Table2.A2" office:value-type="float" office:value="3">
            <text:p text:style-name="P21">3</text:p>
          </table:table-cell>
          <table:table-cell table:style-name="Table2.F2" office:value-type="string">
            <text:p text:style-name="P21">4 zero bits added</text:p>
          </table:table-cell>
        </table:table-row>
        <table:table-row>
          <table:table-cell table:style-name="Table2.A2" office:value-type="float" office:value="1">
            <text:p text:style-name="P21">1</text:p>
          </table:table-cell>
          <table:table-cell table:style-name="Table2.B2" office:value-type="string">
            <text:p text:style-name="P21">On</text:p>
          </table:table-cell>
          <table:table-cell table:style-name="Table2.A2" office:value-type="float" office:value="1">
            <text:p text:style-name="P21">1</text:p>
          </table:table-cell>
          <table:table-cell table:style-name="Table2.A2" office:value-type="float" office:value="1">
            <text:p text:style-name="P21">1</text:p>
          </table:table-cell>
          <table:table-cell table:style-name="Table2.A2" office:value-type="float" office:value="5">
            <text:p text:style-name="P21">5</text:p>
          </table:table-cell>
          <table:table-cell table:style-name="Table2.F2" office:value-type="string">
            <text:p text:style-name="P21">2 zero bits deleted</text:p>
          </table:table-cell>
        </table:table-row>
        <table:table-row>
          <table:table-cell table:style-name="Table2.A2" office:value-type="float" office:value="2">
            <text:p text:style-name="P21">2</text:p>
          </table:table-cell>
          <table:table-cell table:style-name="Table2.B2" office:value-type="string">
            <text:p text:style-name="P21">Off</text:p>
          </table:table-cell>
          <table:table-cell table:style-name="Table2.A2" office:value-type="float" office:value="3">
            <text:p text:style-name="P21">3</text:p>
          </table:table-cell>
          <table:table-cell table:style-name="Table2.A2" office:value-type="float" office:value="3">
            <text:p text:style-name="P21">3</text:p>
          </table:table-cell>
          <table:table-cell table:style-name="Table2.A2" office:value-type="float" office:value="1">
            <text:p text:style-name="P21">1</text:p>
          </table:table-cell>
          <table:table-cell table:style-name="Table2.F2" office:value-type="string">
            <text:p text:style-name="P21">2 zero bits added</text:p>
          </table:table-cell>
        </table:table-row>
        <table:table-row>
          <table:table-cell table:style-name="Table2.A2" office:value-type="float" office:value="2">
            <text:p text:style-name="P21">2</text:p>
          </table:table-cell>
          <table:table-cell table:style-name="Table2.B2" office:value-type="string">
            <text:p text:style-name="P21">On</text:p>
          </table:table-cell>
          <table:table-cell table:style-name="Table2.A2" office:value-type="float" office:value="2">
            <text:p text:style-name="P21">2</text:p>
          </table:table-cell>
          <table:table-cell table:style-name="Table2.A2" office:value-type="float" office:value="2">
            <text:p text:style-name="P21">2</text:p>
          </table:table-cell>
          <table:table-cell table:style-name="Table2.A2" office:value-type="float" office:value="3">
            <text:p text:style-name="P21">3</text:p>
          </table:table-cell>
          <table:table-cell table:style-name="Table2.F2" office:value-type="string">
            <text:p text:style-name="P21">4 zero bits deleted</text:p>
          </table:table-cell>
        </table:table-row>
      </table:table>
      <text:p text:style-name="P4">Tab. 2-3 amendment in data conversion</text:p>
      <text:p text:style-name="P14"/>
      <text:list xml:id="list36292930" text:continue-list="list36296735" text:style-name="Outline">
        <text:list-item>
          <text:list>
            <text:list-item>
              <text:h text:style-name="Heading_20_2" text:outline-level="2">Tape Formats and Conventions</text:h>
              <text:list>
                <text:list-item>
                  <text:h text:style-name="Heading_20_3" text:outline-level="3">Tape Mark</text:h>
                </text:list-item>
              </text:list>
            </text:list-item>
          </text:list>
        </text:list-item>
      </text:list>
      <text:p text:style-name="P14"/>
      <text:p text:style-name="P2">For 7-track tapes, the tape mark is a block consisting of a data character <text:s/>and a longitudinal parity character. The data character contains binary ones in tracks 2, 3, 4 and 5.</text:p>
      <text:p text:style-name="P14"/>
      <text:p text:style-name="P2">The tape mark for a 9-track tape consists of a block with a data character, a CRC character that consists of zeros and a longitudinal parity character. The data character contains one bits in tracks 2, 3 and 8. The CRC character contains only 0 bits.</text:p>
      <text:p text:style-name="P14"/>
      <text:list xml:id="list36273870" text:continue-numbering="true" text:style-name="Outline">
        <text:list-item>
          <text:list>
            <text:list-item>
              <text:list>
                <text:list-item>
                  <text:h text:style-name="Heading_20_3" text:outline-level="3"><text:soft-page-break/>Cyclic Redundancy Check (CRC)</text:h>
                </text:list-item>
              </text:list>
            </text:list-item>
          </text:list>
        </text:list-item>
      </text:list>
      <text:p text:style-name="P14"/>
      <text:p text:style-name="P2">The cyclic redundancy check is only used for 9-track magnetic tapes, using a recording density of 320 characters / cm. Here</text:p>
      <text:p text:style-name="P2">a CRC character is added before the longitudinal parity character for each block is written. This allows error corrections, if they occur in a track. Besides those listed here there are other versions of the CRC check. Together with the CRC check, the vertical parity is set for characters with an odd number of 1 bits.</text:p>
      <text:p text:style-name="P14"/>
      <text:p text:style-name="P2">The CRC check (CRC = Cyclic Redundancy Check) is for all functions in the forward direction as follows:</text:p>
      <text:p text:style-name="P14"/>
      <text:list xml:id="list7184084640874760335" text:style-name="L7">
        <text:list-item>
          <text:p text:style-name="P33">The contents of all characters are added sequentially into a 9-bit register without carry (from character to characters or track to track)</text:p>
        </text:list-item>
        <text:list-item>
          <text:p text:style-name="P33">Between the individual additions the contents of the register are shifted one bit position (1 to 2, 2 to 3 and <text:s/>9 to l).</text:p>
        </text:list-item>
        <text:list-item>
          <text:p text:style-name="P33">If position 1 a 1 bit, then the bits in Positions 4 to 7 are reversed; afterwards, the next character is added.</text:p>
        </text:list-item>
        <text:list-item>
          <text:p text:style-name="P33">After the addition of the last character in the block register contents are shifted twice and possibly reversed. (see FIG. 3) Then the bits in all positions except 4 and 6 are reversed.</text:p>
        </text:list-item>
      </text:list>
      <text:p text:style-name="P2"/>
      <text:p text:style-name="P2">The present register contents are in accordance with the following assignment of the register contents to the tracks before the longitudinal check character is written to the tape (the CRC check characters is recorded with the longitudinal check character.</text:p>
      <text:p text:style-name="P14"/>
      <text:p text:style-name="P2"><text:tab/>Track: <text:tab/><text:tab/>1 2 3 4 5 6 7 8 9</text:p>
      <text:p text:style-name="P2"><text:tab/>Register:<text:tab/>7 9 5 1 4 3 2 8 6</text:p>
      <text:p text:style-name="P14"/>
      <text:p text:style-name="P2">This test will be performed on all write functions and the check characters (bits or groups of bits) are written on the magnetic tape. When read in the forward direction, this test is repeated and the new CRC is compared with the read.</text:p>
      <text:p text:style-name="P2"/>
      <text:list xml:id="list36282803" text:continue-list="list36273870" text:style-name="Outline">
        <text:list-item>
          <text:list>
            <text:list-item>
              <text:h text:style-name="Heading_20_2" text:outline-level="2">Connection Control Between the Central Unit and Sub Unit</text:h>
            </text:list-item>
          </text:list>
        </text:list-item>
      </text:list>
      <text:p text:style-name="P14"/>
      <text:p text:style-name="P2">Below, the terminal control lines and their function in the input / output instructions will be described.</text:p>
      <text:p text:style-name="P14"/>
      <text:list xml:id="list36279254" text:continue-numbering="true" text:style-name="Outline">
        <text:list-item>
          <text:list>
            <text:list-item>
              <text:list>
                <text:list-item>
                  <text:h text:style-name="Heading_20_3" text:outline-level="3">Lines of Connection Control</text:h>
                </text:list-item>
              </text:list>
            </text:list-item>
          </text:list>
        </text:list-item>
      </text:list>
      <text:p text:style-name="P14"/>
      <text:p text:style-name="P2">The terminal controller consists of 4 groups of lines:</text:p>
      <text:p text:style-name="P14"/>
      <text:p text:style-name="P2">Input / output pulse control lines, priority lines and inhibit (Interlock) (see drawing 2-6).</text:p>
      <text:p text:style-name="P14"/>
      <text:p text:style-name="P2">Time-sharing of the terminal control line is due to one of the priority Lines (priority line). This helps the selection signal</text:p>
      <text:p text:style-name="P2">(Select Out). This signal is generated in the multiplex channel, either because a subsystem has issued a request to use</text:p>
      <text:p text:style-name="P2">or because the CPU initializes an I / O operation. The selection signal is first sent to the subsystem with the highest Priority. If this subsystem cannot addressed or will not be served, the signal is forwarded to the next subsystem.</text:p>
      <text:p text:style-name="P14"/>
      <text:p text:style-name="P2">If none of the subsystems recognize the address or no subsystem requires operation, the selection signal is sent back to the multiplex channel from the sub-system with the lowest priority in the form</text:p>
      <text:p text:style-name="P2">a selection input signal (Select I n). If a subsystem addressed or requires to use it, it blocks the port control by the operation input signal. (Operational I n). Thereby preventing forwarding of the selection signal. Usually the subsystem retains control of the terminal control for a short time (execution immediate functions or transmission</text:p>
      <text:p text:style-name="P2">a single byte), before it relinquishes control and the selection signal is relayed to the next subsystem. In the next selection (polling sequence) is transmitted to another byte. This process is repeated until the operation is completed</text:p>
      <text:p text:style-name="P2"><text:soft-page-break/>and the operation state is transmitted to the channel. If a subsystem is using the barrier method (burst mode), it retains control of the terminal control during the entire data transmission. The control is released only when the operation is completed and the status byte is transmitted. Irrespective of the processing method however, a sub-system can not control the terminal controller before it was selected by the selection signal. You can only use one control unit at a time to control the terminal controller.</text:p>
      <text:p text:style-name="P14"><draw:frame draw:style-name="fr2" draw:name="graphics2" text:anchor-type="paragraph" svg:width="3.9165in" svg:height="8.5299in" draw:z-index="1"><draw:image xlink:href="Pictures/200000070000297100005EAA5F254FE5.svm" xlink:type="simple" xlink:show="embed" xlink:actuate="onLoad"/></draw:frame><text:soft-page-break/></text:p>
      <text:list xml:id="list36273330" text:continue-numbering="true" text:style-name="Outline">
        <text:list-item>
          <text:list>
            <text:list-item>
              <text:list>
                <text:list-item>
                  <text:list>
                    <text:list-item>
                      <text:h text:style-name="Heading_20_4" text:outline-level="4"><text:soft-page-break/>Signal Lines</text:h>
                    </text:list-item>
                  </text:list>
                </text:list-item>
              </text:list>
            </text:list-item>
          </text:list>
        </text:list-item>
      </text:list>
      <text:p text:style-name="P14"/>
      <text:p text:style-name="P14">Functions and data are transmitted from the multiplexer channel to the control unit over signal lines.<text:span text:style-name="T1"> The time</text:span></text:p>
      <text:p text:style-name="P2">and type of information in the signal output lines is defined by a corresponding signal on one of the control output lines. The signal input lines transmit device addresses, data and status information from a control unit for multiplex channel. The nature and timing of information should be communicated to the multiplex channel by a signal on the control input line.</text:p>
      <text:p text:style-name="P14"/>
      <text:list xml:id="list36296036" text:continue-numbering="true" text:style-name="Outline">
        <text:list-item>
          <text:list>
            <text:list-item>
              <text:list>
                <text:list-item>
                  <text:list>
                    <text:list-item>
                      <text:h text:style-name="Heading_20_4" text:outline-level="4">Control, Priority and Interrupt lines</text:h>
                    </text:list-item>
                  </text:list>
                </text:list-item>
              </text:list>
            </text:list-item>
          </text:list>
        </text:list-item>
      </text:list>
      <text:p text:style-name="P8"/>
      <text:p text:style-name="P2"><text:span text:style-name="T3">Signal name</text:span>, cause, purpose and effect of these lines are in described in the following table.</text:p>
      <text:p text:style-name="P14"/>
      <table:table table:name="Table3" table:style-name="Table3">
        <table:table-column table:style-name="Table3.A" table:number-columns-repeated="3"/>
        <table:table-column table:style-name="Table3.D"/>
        <table:table-row>
          <table:table-cell table:style-name="Table3.A1" office:value-type="string">
            <text:p text:style-name="P8">Pulse designation</text:p>
          </table:table-cell>
          <table:table-cell table:style-name="Table3.A1" office:value-type="string">
            <text:p text:style-name="P8">Origin </text:p>
          </table:table-cell>
          <table:table-cell table:style-name="Table3.A1" office:value-type="string">
            <text:p text:style-name="P8">Purpose</text:p>
          </table:table-cell>
          <table:table-cell table:style-name="Table3.D1" office:value-type="string">
            <text:p text:style-name="P8">Effect</text:p>
          </table:table-cell>
        </table:table-row>
        <table:table-row>
          <table:table-cell table:style-name="Table3.A2" office:value-type="string">
            <text:p text:style-name="P21">Address In</text:p>
          </table:table-cell>
          <table:table-cell table:style-name="Table3.A2" office:value-type="string">
            <text:p text:style-name="P8">Controller</text:p>
          </table:table-cell>
          <table:table-cell table:style-name="Table3.A2" office:value-type="string">
            <text:p text:style-name="P8">Indicates that the bus in lines, contain the address of the tape unit for the current operation </text:p>
          </table:table-cell>
          <table:table-cell table:style-name="Table3.D2" office:value-type="string">
            <text:p text:style-name="P8"><text:s/>Tells the channel the address of the control unit and the tape unit with the transfer of data or status bytes request.</text:p>
          </table:table-cell>
        </table:table-row>
        <table:table-row>
          <table:table-cell table:style-name="Table3.A2" office:value-type="string">
            <text:p text:style-name="P21">Status In</text:p>
          </table:table-cell>
          <table:table-cell table:style-name="Table3.A2" office:value-type="string">
            <text:p text:style-name="P8">Controller</text:p>
          </table:table-cell>
          <table:table-cell table:style-name="Table3.A2" office:value-type="string">
            <text:p text:style-name="P8">Indicates that the bus in lines contain one status byte </text:p>
          </table:table-cell>
          <table:table-cell table:style-name="Table3.D2" office:value-type="string">
            <text:p text:style-name="P8">Tells the channel that the request of the control unit refers to the transmission of a status byte</text:p>
          </table:table-cell>
        </table:table-row>
        <table:table-row>
          <table:table-cell table:style-name="Table3.A2" office:value-type="string">
            <text:p text:style-name="P8">Service In</text:p>
          </table:table-cell>
          <table:table-cell table:style-name="Table3.A2" office:value-type="string">
            <text:p text:style-name="P8">Controller</text:p>
          </table:table-cell>
          <table:table-cell table:style-name="Table3.A2" office:value-type="string">
            <text:p text:style-name="P8">Indicates that the bus in lines contain a data byte</text:p>
          </table:table-cell>
          <table:table-cell table:style-name="Table3.D2" office:value-type="string">
            <text:p text:style-name="P8">Tells the channel that the request of the control unit refers to the transmission of a data byte.</text:p>
          </table:table-cell>
        </table:table-row>
        <table:table-row>
          <table:table-cell table:style-name="Table3.A2" office:value-type="string">
            <text:p text:style-name="P8">Address Out</text:p>
          </table:table-cell>
          <table:table-cell table:style-name="Table3.A2" office:value-type="string">
            <text:p text:style-name="P8">Channel</text:p>
          </table:table-cell>
          <table:table-cell table:style-name="Table3.A2" office:value-type="string">
            <text:p text:style-name="P8">Indicates that the bus out lines contain the address of a tape unit</text:p>
          </table:table-cell>
          <table:table-cell table:style-name="Table3.D2" office:value-type="string">
            <text:p text:style-name="P8">Tells the control unit the address of the tape unit for the coming operation.</text:p>
          </table:table-cell>
        </table:table-row>
        <table:table-row>
          <table:table-cell table:style-name="Table3.A2" office:value-type="string">
            <text:p text:style-name="P8">Command Out</text:p>
          </table:table-cell>
          <table:table-cell table:style-name="Table3.A2" office:value-type="string">
            <text:p text:style-name="P8">Channel</text:p>
          </table:table-cell>
          <table:table-cell table:style-name="Table3.A2" office:value-type="string">
            <text:p text:style-name="P8">Allows the control unit to confirm the current operation to carry out or to interrupt</text:p>
          </table:table-cell>
          <table:table-cell table:style-name="Table3.D2" office:value-type="string">
            <text:p text:style-name="P2">Tells the control unit, by a response to the Address In signal, that the address byte received by the channel for the current operation is valid; or notifies the control unit by a response to the Status In signal that the channel cannot accept the status byte, so that the indicator must be set for incorrect status: or notifies the control unit by a response to the Service In signal that the channel has stopped data transmission.</text:p>
          </table:table-cell>
        </table:table-row>
        <table:table-row>
          <table:table-cell table:style-name="Table3.A2" office:value-type="string">
            <text:p text:style-name="P8">Service Out </text:p>
          </table:table-cell>
          <table:table-cell table:style-name="Table3.A2" office:value-type="string">
            <text:p text:style-name="P8">Channel</text:p>
          </table:table-cell>
          <table:table-cell table:style-name="Table3.A2" office:value-type="string">
            <text:p text:style-name="P21">Indcates that the channel had received a data or status byte.</text:p>
          </table:table-cell>
          <table:table-cell table:style-name="Table3.D2" office:value-type="string">
            <text:p text:style-name="P14"><text:span text:style-name="T1">Tells the control unit by response to the Service In signal that the channel confirms the receipt of a data byte, or notifies the control </text:span><text:soft-page-break/><text:span text:style-name="T1">unit by response to the Status In signal that the channel confirms receipt of <text:s/>status byte.</text:span></text:p>
          </table:table-cell>
        </table:table-row>
      </table:table>
      <text:p text:style-name="P14"/>
      <text:p text:style-name="P4">Priority Lines</text:p>
      <text:p text:style-name="P14"/>
      <text:p text:style-name="P2"/>
      <table:table table:name="Table4" table:style-name="Table4">
        <table:table-column table:style-name="Table4.A" table:number-columns-repeated="3"/>
        <table:table-column table:style-name="Table4.D"/>
        <table:table-row>
          <table:table-cell table:style-name="Table4.A1" office:value-type="string">
            <text:p text:style-name="P8">Request In</text:p>
          </table:table-cell>
          <table:table-cell table:style-name="Table4.A1" office:value-type="string">
            <text:p text:style-name="P8">Controller</text:p>
          </table:table-cell>
          <table:table-cell table:style-name="Table4.A1" office:value-type="string">
            <text:p text:style-name="P8">Indicates a requirement of the controller for service</text:p>
          </table:table-cell>
          <table:table-cell table:style-name="Table4.D1" office:value-type="string">
            <text:p text:style-name="P8">Tells the channel that a service request for status or data transmission is required</text:p>
          </table:table-cell>
        </table:table-row>
        <table:table-row>
          <table:table-cell table:style-name="Table4.A2" office:value-type="string">
            <text:p text:style-name="P8">Select In</text:p>
          </table:table-cell>
          <table:table-cell table:style-name="Table4.A2" office:value-type="string">
            <text:p text:style-name="P8">Controller</text:p>
          </table:table-cell>
          <table:table-cell table:style-name="Table4.A2" office:value-type="string">
            <text:p text:style-name="P8">Indicates that this sub-system does not recognize the address byte </text:p>
          </table:table-cell>
          <table:table-cell table:style-name="Table4.D2" office:value-type="string">
            <text:p text:style-name="P8">Tells the channel that this subsystem has passed the selection signal (Select Out) to the next sub-system.</text:p>
          </table:table-cell>
        </table:table-row>
        <table:table-row>
          <table:table-cell table:style-name="Table4.A2" office:value-type="string">
            <text:p text:style-name="P8">Select Out</text:p>
          </table:table-cell>
          <table:table-cell table:style-name="Table4.A2" office:value-type="string">
            <text:p text:style-name="P8">Channel</text:p>
          </table:table-cell>
          <table:table-cell table:style-name="Table4.A2" office:value-type="string">
            <text:p text:style-name="P21">Selects the control unit that the connection with the channel should use</text:p>
          </table:table-cell>
          <table:table-cell table:style-name="Table4.D2" office:value-type="string">
            <text:p text:style-name="P8">Tells the control unit that selection and priority have been given for the current operation.</text:p>
          </table:table-cell>
        </table:table-row>
        <table:table-row>
          <table:table-cell table:style-name="Table4.A2" office:value-type="string">
            <text:p text:style-name="P8">Suppress Out</text:p>
          </table:table-cell>
          <table:table-cell table:style-name="Table4.A2" office:value-type="string">
            <text:p text:style-name="P8">Channel</text:p>
          </table:table-cell>
          <table:table-cell table:style-name="Table4.A2" office:value-type="string">
            <text:p text:style-name="P8">Indicates that the connection between the channel and control unit can not be interrupted</text:p>
          </table:table-cell>
          <table:table-cell table:style-name="Table4.D2" office:value-type="string">
            <text:p text:style-name="P8">Tells the other control units, that they shall not create service requests.</text:p>
          </table:table-cell>
        </table:table-row>
        <table:table-row>
          <table:table-cell table:style-name="Table4.A2" office:value-type="string">
            <text:p text:style-name="P8">Hold Out</text:p>
          </table:table-cell>
          <table:table-cell table:style-name="Table4.A2" office:value-type="string">
            <text:p text:style-name="P8">Channel</text:p>
          </table:table-cell>
          <table:table-cell table:style-name="Table4.A2" office:value-type="string">
            <text:p text:style-name="P8">Indicates that the selection order (polling sequence) can be traversed</text:p>
          </table:table-cell>
          <table:table-cell table:style-name="Table4.D2" office:value-type="string">
            <text:p text:style-name="P18">Tells the controller by responding to an Operational Out signal that the channel will send a selection result (Select Out). If Hold Out signal is interrupted, the selection order will be canceled immediately.</text:p>
          </table:table-cell>
        </table:table-row>
      </table:table>
      <text:p text:style-name="P2"/>
      <text:p text:style-name="P17"><text:span text:style-name="T1"><text:s/></text:span><text:span text:style-name="T2">Inhibits</text:span></text:p>
      <text:p text:style-name="P14"/>
      <table:table table:name="Table5" table:style-name="Table5">
        <table:table-column table:style-name="Table5.A" table:number-columns-repeated="3"/>
        <table:table-column table:style-name="Table5.D"/>
        <table:table-row>
          <table:table-cell table:style-name="Table5.A1" office:value-type="string">
            <text:p text:style-name="P8">Operational In</text:p>
          </table:table-cell>
          <table:table-cell table:style-name="Table5.A1" office:value-type="string">
            <text:p text:style-name="P8">Controller</text:p>
          </table:table-cell>
          <table:table-cell table:style-name="Table5.A1" office:value-type="string">
            <text:p text:style-name="P8">Indicates that an operation is being performed.</text:p>
          </table:table-cell>
          <table:table-cell table:style-name="Table5.D1" office:value-type="string">
            <text:p text:style-name="P8">Tells the channel that the control unit is busy with the current operation.</text:p>
          </table:table-cell>
        </table:table-row>
        <table:table-row>
          <table:table-cell table:style-name="Table5.A2" office:value-type="string">
            <text:p text:style-name="P8">Operational Out</text:p>
          </table:table-cell>
          <table:table-cell table:style-name="Table5.A2" office:value-type="string">
            <text:p text:style-name="P21">Channel</text:p>
          </table:table-cell>
          <table:table-cell table:style-name="Table5.A2" office:value-type="string">
            <text:p text:style-name="P8">Allows use of the lines of the terminal controller</text:p>
          </table:table-cell>
          <table:table-cell table:style-name="Table5.D2" office:value-type="string">
            <text:p text:style-name="P8">Notifies the control unit that a connections exists to <text:s/>or from the channel.</text:p>
          </table:table-cell>
        </table:table-row>
      </table:table>
      <text:p text:style-name="P2"><text:s text:c="2"/></text:p>
      <text:p text:style-name="P2"><text:s/></text:p>
      <text:p text:style-name="P14"/>
      <text:list xml:id="list36265707" text:continue-numbering="true" text:style-name="Outline">
        <text:list-item>
          <text:list>
            <text:list-item>
              <text:list>
                <text:list-item>
                  <text:h text:style-name="Heading_20_3" text:outline-level="3">Functioning of the Terminal Control</text:h>
                </text:list-item>
              </text:list>
            </text:list-item>
          </text:list>
        </text:list-item>
      </text:list>
      <text:p text:style-name="P14"/>
      <text:p text:style-name="P2">The multiplex channel with its connection control between the central unit and sub-system controls the transfer of functions, data, Sense and status information. The terminal control causes this transmission in the following time periods:</text:p>
      <text:p text:style-name="P14"><text:soft-page-break/></text:p>
      <text:list xml:id="list8550036363507387715" text:style-name="L8">
        <text:list-item>
          <text:p text:style-name="P34">Initial selection (initial selection)<text:line-break/><text:line-break/>If a test I / O or Execute instruction initializes, this function takes control of the terminal controller, if it is free. The parity of incoming bytes function is checked, the status of the incoming function is transmitted, the function is started, when the control unit generates a request.<text:line-break/></text:p>
        </text:list-item>
        <text:list-item>
          <text:p text:style-name="P34">Request to the control unit<text:line-break/><text:line-break/>If the subsystem accepted the selection signal (polling signal) a service request (service request) for transmission of data, sense or status bytes is generated. The buffer control word is modified for a data or sense transfer For a status transmission pulse, in which the status byte indicates an error, the central unit is switched to the priority status and an interrupt is generated.</text:p>
        </text:list-item>
      </text:list>
      <text:p text:style-name="P14"/>
      <text:list xml:id="list36265978" text:continue-numbering="true" text:style-name="L8">
        <text:list-item>
          <text:p text:style-name="P34">Data transmission<text:line-break/><text:line-break/>All data are transmitted to or from the channel is transmitted in this time slot byte wise. The Control unit determines whether the transmission of another byte is to be made or whether the transfer is canceled because the buffer control word is counted down to 0.</text:p>
        </text:list-item>
      </text:list>
      <text:p text:style-name="P14"/>
      <text:list xml:id="list36289188" text:continue-numbering="true" text:style-name="L8">
        <text:list-item>
          <text:p text:style-name="P34">Status transmission<text:line-break/><text:line-break/>Information on concerning the termination of a function or an error condition during the performance of a function are transmitted in this time segment.</text:p>
        </text:list-item>
      </text:list>
      <text:p text:style-name="P14"/>
      <text:list xml:id="list36285715" text:continue-numbering="true" text:style-name="L8">
        <text:list-item>
          <text:p text:style-name="P34">Selective error handling (Selective reset)<text:line-break/><text:line-break/>Upon detection of a malfunction in the channel, the controller immediately releases the terminal controller and forces the transmission of this section.</text:p>
        </text:list-item>
      </text:list>
      <text:p text:style-name="P14"/>
      <text:list xml:id="list36289199" text:continue-numbering="true" text:style-name="L8">
        <text:list-item>
          <text:p text:style-name="P34">System error handling (system reset)<text:line-break/><text:line-break/>When this pulse sequence is used, the circuits in the port controller are cleared and is run when loading a program.</text:p>
        </text:list-item>
      </text:list>
      <text:p text:style-name="P14"/>
      <text:list xml:id="list36265618" text:continue-numbering="true" text:style-name="L8">
        <text:list-item>
          <text:p text:style-name="P34">Control unit is not free (Control Unit Busy)<text:line-break/><text:line-break/>This pulse sequence generates a status byte which indicates that the controller is not free.</text:p>
        </text:list-item>
      </text:list>
      <text:p text:style-name="P14"/>
      <text:p text:style-name="P2">In the following are described the individual pulse sequences in detail:</text:p>
      <text:p text:style-name="P14"/>
      <text:list xml:id="list36297333" text:continue-list="list36265707" text:style-name="Outline">
        <text:list-item>
          <text:list>
            <text:list-item>
              <text:list>
                <text:list-item>
                  <text:list>
                    <text:list-item>
                      <text:h text:style-name="Heading_20_4" text:outline-level="4">Initial Selection Sequence</text:h>
                    </text:list-item>
                  </text:list>
                </text:list-item>
              </text:list>
            </text:list-item>
          </text:list>
        </text:list-item>
      </text:list>
      <text:p text:style-name="P14"/>
      <text:p text:style-name="P2">An initial selection pulse is activated when the multiplex channel addresses a magnetic tape unit, during a test I / O or Execute I / O instruction carried out in the central unit. The format of the address is shown in the drawing below.</text:p>
      <text:p text:style-name="P14"/>
      <text:p text:style-name="P2"><text:tab/>Bit position<text:tab/><text:span text:style-name="T6">0 1 2 3 4 5 6 7 8</text:span></text:p>
      <text:p text:style-name="P2"><text:tab/>Address<text:tab/><text:tab/><text:span text:style-name="T6">1 S S S S E E E P</text:span></text:p>
      <text:p text:style-name="P12"/>
      <text:p text:style-name="P2"><text:tab/>l: <text:tab/>Common control unit</text:p>
      <text:p text:style-name="P2"><text:tab/>SSSS: <text:tab/>subsystem address</text:p>
      <text:p text:style-name="P2"><text:tab/>EEE: <text:tab/>selected tape unit</text:p>
      <text:p text:style-name="P2"><text:soft-page-break/><text:tab/>P:<text:tab/>parity</text:p>
      <text:p text:style-name="P14"/>
      <text:p text:style-name="P2">To initialize the function correctly, the the following conditions of the controller are checked:</text:p>
      <text:p text:style-name="P14"/>
      <text:list xml:id="list3907254711039551617" text:style-name="L9">
        <text:list-item>
          <text:p text:style-name="P35">Parity of function bytes</text:p>
        </text:list-item>
        <text:list-item>
          <text:p text:style-name="P35">Correct address</text:p>
        </text:list-item>
        <text:list-item>
          <text:p text:style-name="P35">Upcoming transmission of the status bytes</text:p>
        </text:list-item>
        <text:list-item>
          <text:p text:style-name="P35">Check readiness to receive data (busy condition)</text:p>
        </text:list-item>
      </text:list>
      <text:p text:style-name="P14"/>
      <text:p text:style-name="P2">If all conditions are normal, the control unit confirms the Selection output (Select Out) and <text:s/>takes control of the terminal controller. The control unit processes the function byte and transmits fault conditions as follows to the central unit:</text:p>
      <text:p text:style-name="P14"/>
      <text:list xml:id="list5456656432941792469" text:style-name="L10">
        <text:list-item>
          <text:p text:style-name="P36">If the parity bit of the function byte is wrong and the control unit has stored a status byte for the addressed unit, the function is rejected and the stored status byte is returned. The status byte now contains, however, the bit for the fact that the control unit is not ready to receive (busy bit, bit position 3).</text:p>
        </text:list-item>
        <text:list-item>
          <text:p text:style-name="P36">If the parity bit of the function is wrong, but no status byte is stored for the addressed unit, the function is rejected and the status byte has the unit check bit (Unit check bit, bit position 6) set.</text:p>
        </text:list-item>
        <text:list-item>
          <text:p text:style-name="P36">If the parity of the function is correct and the control unit has a status byte stored for the addressed unit, the function is rejected and the saved status byte is sent back if the function was test status, lock status or release status. Otherwise a status byte with the busy bit a Condition Code 10 in status area of the corresponding program in the central processing unit.</text:p>
        </text:list-item>
        <text:list-item>
          <text:p text:style-name="P36">If the parity of the function is correct and there is no saved status byte, the control unit checks for invalid function. If the function is invalid, the control unit rejects the function and returns a status byte with the unit check bit set. A valid function test, status lock (Set Inhibit Status) or status released (Reset Inhibit Status) or mode setting is performed, and the implementation is indicated in the status byte. Except for the functions mode setting or testing the status byte is filled with 0-bits. For Mode Set function the bits for channel end and device end are set. <text:s/>For the function test, no new status byte is generated. The stored status byte (if any) will be transmitted. This is the only status byte, necessary for the function Test, Status-lock status released or mode setting.<text:line-break/><text:line-break/>For the functions sense, write, read and reverse read two status bytes are required. An initial status byte and a final status byte. The initial status byte displays the beginning function status. The final status byte indicates the status of the completion of a function. The initial status byte is passed to the channel during the period Initial Selection of the status transfer pulse. Except for a control function, an initial status byte contains 0 bits to indicate proper initialization. In a control function, it shows the channel-end bit. The final status byte is normally after a request for status transfer is received from the control unit. Each final status byte contains the device end bit and is only generated if the function was correctly completed.<text:line-break/><text:line-break/>When the multiplex channel indicates that the initial status byte has been processed, the control unit (if specified) executes one the functions sense, write, read, or read backwards where they one or more requirements of the control unit (Control Unit Request) settles.</text:p>
        </text:list-item>
      </text:list>
      <text:p text:style-name="P14"/>
      <text:list xml:id="list36276001" text:continue-list="list36297333" text:style-name="Outline">
        <text:list-item>
          <text:list>
            <text:list-item>
              <text:list>
                <text:list-item>
                  <text:list>
                    <text:list-item>
                      <text:h text:style-name="Heading_20_4" text:outline-level="4">Control Unit Request Sequence</text:h>
                    </text:list-item>
                  </text:list>
                </text:list-item>
              </text:list>
            </text:list-item>
          </text:list>
        </text:list-item>
      </text:list>
      <text:p text:style-name="P2">The control unit request is initialized when the connection between controller and the channel begins and at the moment</text:p>
      <text:p text:style-name="P2">has no control over the interface. The operations read, write, sense or final status byte sends the control unit a Request In signal and the channel responds only if the external interrupts are not inhibited. The terminal control acquired by the signal Operational In (and is released again after one byte is transferred). The contents of the buffer control word are decremented, and the control unit continues data transmission or status transfer as requested.</text:p>
      <text:p text:style-name="P14"/>
      <text:list xml:id="list36264783" text:continue-numbering="true" text:style-name="Outline">
        <text:list-item>
          <text:list>
            <text:list-item>
              <text:list>
                <text:list-item>
                  <text:list>
                    <text:list-item>
                      <text:h text:style-name="Heading_20_4" text:outline-level="4"><text:soft-page-break/>Data Transfer Sequence</text:h>
                    </text:list-item>
                  </text:list>
                </text:list-item>
              </text:list>
            </text:list-item>
          </text:list>
        </text:list-item>
      </text:list>
      <text:p text:style-name="P14"/>
      <text:p text:style-name="P2">A data transfer pulse sequence (data from or to the channel) normally transmits a request to the control unit and transmits either a data byte or 5 sense data bytes. On the data to the channel impulse the channel responds with either "proceed" or "Stop". The Service Out signal is interpreted as "proceed" and the control unit sends a further data byte in the</text:p>
      <text:p text:style-name="P2">next period. The signal "Function Out" is interpreted as stop and is generated when the buffer control word is decremented to 0. The control unit then outputs a status transfer signal. The signal data from channel works likewise.</text:p>
      <text:p text:style-name="P14"/>
      <text:p text:style-name="P2">The following error conditions in the tape unit are recognized in this period (Data Transfer):</text:p>
      <text:p text:style-name="P14"/>
      <text:list xml:id="list2542078775608371874" text:style-name="L11">
        <text:list-item>
          <text:p text:style-name="P37">Data Delay<text:line-break/><text:line-break/>Replies a service out or function signal not in the specified unit of time, the operation is interrupted. The Unit Check bit (Unit check bit) (bit position 6) in the final status byte is set and sense data byte 0 has the data delay bit set.<text:line-break/></text:p>
        </text:list-item>
        <text:list-item>
          <text:p text:style-name="P37">Tape errors<text:line-break/><text:line-break/>This condition leads to an interruption of the current operation, sets the Equipment Check bit Sense data Byte 0, and sets the Unit Check bit in the final status byte.<text:line-break/></text:p>
        </text:list-item>
        <text:list-item>
          <text:p text:style-name="P37">Output parity error<text:line-break/><text:line-break/>This error condition interrupts the currently executing operation, sets the Output Check bit (Output Check Bit) in sense data byte 0 and sets the Unit Check bit (Unit Check Bit) in the final status byte.</text:p>
        </text:list-item>
      </text:list>
      <text:p text:style-name="P2"/>
      <text:list xml:id="list36265635" text:continue-list="list36264783" text:style-name="Outline">
        <text:list-item>
          <text:list>
            <text:list-item>
              <text:list>
                <text:list-item>
                  <text:list>
                    <text:list-item>
                      <text:h text:style-name="P56" text:outline-level="4">Status Transfer Sequence</text:h>
                    </text:list-item>
                  </text:list>
                </text:list-item>
              </text:list>
            </text:list-item>
          </text:list>
        </text:list-item>
      </text:list>
      <text:p text:style-name="P14"/>
      <text:p text:style-name="P14">During the status transfer sequence either the initial or the final status byte is <text:s/>transferred to the channel.</text:p>
      <text:p text:style-name="P14"/>
      <text:list xml:id="list4108422933814127031" text:style-name="L12">
        <text:list-item>
          <text:p text:style-name="P38">The initial status byte is transferred to the channel successful initialization the current operation.</text:p>
        </text:list-item>
        <text:list-item>
          <text:p text:style-name="P38">The final status byte is transmitted to the channel to identify the end of the current operation.</text:p>
        </text:list-item>
      </text:list>
      <text:p text:style-name="P14"/>
      <text:list xml:id="list36268477" text:continue-list="list36265635" text:style-name="Outline">
        <text:list-item>
          <text:list>
            <text:list-item>
              <text:list>
                <text:list-item>
                  <text:list>
                    <text:list-item>
                      <text:h text:style-name="Heading_20_4" text:outline-level="4">Selective Sequence Reset</text:h>
                    </text:list-item>
                  </text:list>
                </text:list-item>
              </text:list>
            </text:list-item>
          </text:list>
        </text:list-item>
      </text:list>
      <text:p text:style-name="P14"/>
      <text:p text:style-name="P2">This pulse sequence is sent from the terminal controller to the controller immediately when an errors is detected. The status and mode indicators are cleared, tape movement is stopped except for a not yet finished rewinding. The read / write head is not necessarily over an inter block gap.</text:p>
      <text:p text:style-name="P14"/>
      <text:list xml:id="list36277016" text:continue-numbering="true" text:style-name="Outline">
        <text:list-item>
          <text:list>
            <text:list-item>
              <text:list>
                <text:list-item>
                  <text:list>
                    <text:list-item>
                      <text:h text:style-name="Heading_20_4" text:outline-level="4">System Reset Sequence</text:h>
                    </text:list-item>
                  </text:list>
                </text:list-item>
              </text:list>
            </text:list-item>
          </text:list>
        </text:list-item>
      </text:list>
      <text:p text:style-name="P14"/>
      <text:p text:style-name="P2">This pulse sequence is executed when the power is turned on is and has the same effect as Selective Sequence Reset.</text:p>
      <text:p text:style-name="P14"/>
      <text:list xml:id="list36280638" text:continue-numbering="true" text:style-name="Outline">
        <text:list-item>
          <text:list>
            <text:list-item>
              <text:list>
                <text:list-item>
                  <text:list>
                    <text:list-item>
                      <text:h text:style-name="Heading_20_4" text:outline-level="4">Control Unit Busy Sequence</text:h>
                    </text:list-item>
                  </text:list>
                </text:list-item>
              </text:list>
            </text:list-item>
          </text:list>
        </text:list-item>
      </text:list>
      <text:p text:style-name="P14"/>
      <text:p text:style-name="P2"><text:soft-page-break/>The pulse sequence is activated from the initial selection when the control unit is still performing a previously started operation or the status byte contains a tape unit which is not addressed. The status byte has the bits for status change (status</text:p>
      <text:p text:style-name="P2">modifier bit) and the Busy Bit (bit position 1 and 3) on the Signal input lines (Bus In lines) set.</text:p>
      <text:p text:style-name="P14"/>
      <text:p text:style-name="P14"/>
      <text:p text:style-name="P2"/>
      <text:list xml:id="list36284827" text:continue-numbering="true" text:style-name="Outline">
        <text:list-item>
          <text:h text:style-name="P58" text:outline-level="1">Programming</text:h>
          <text:list>
            <text:list-item>
              <text:h text:style-name="Heading_20_2" text:outline-level="2">General</text:h>
            </text:list-item>
          </text:list>
        </text:list-item>
      </text:list>
      <text:p text:style-name="P14"/>
      <text:p text:style-name="P2">This section covers:</text:p>
      <text:p text:style-name="P14"/>
      <text:list xml:id="list4143974541946689448" text:style-name="L13">
        <text:list-item>
          <text:p text:style-name="P39">The formats of function bytes, status bytes and sense data bytes</text:p>
        </text:list-item>
        <text:list-item>
          <text:p text:style-name="P39">Proposals for eliminating errors</text:p>
        </text:list-item>
        <text:list-item>
          <text:p text:style-name="P39">Time requirements of the sub-system</text:p>
        </text:list-item>
      </text:list>
      <text:p text:style-name="P14"/>
      <text:list xml:id="list36295623" text:continue-list="list36284827" text:style-name="Outline">
        <text:list-item>
          <text:list>
            <text:list-item>
              <text:h text:style-name="Heading_20_2" text:outline-level="2">Function Bytes</text:h>
            </text:list-item>
          </text:list>
        </text:list-item>
      </text:list>
      <text:p text:style-name="P14"/>
      <text:p text:style-name="P2">The UNISERVO VI C subsystem recognizes the following function bytes (See Table 3-1) as valid. The function byte is transmitted during Initial Selection phase (Initial Selection Sequence) and is tested for vertical parity and validity before it is accepted by the control unit. In paragraph 3.3. the status bytes are described, which are generated due to the individual functions.</text:p>
      <text:p text:style-name="P14"/>
      <text:p text:style-name="P4">Table 3 - 1 Function Bytes</text:p>
      <text:p text:style-name="P6"/>
      <table:table table:name="Table6" table:style-name="Table6">
        <table:table-column table:style-name="Table6.A"/>
        <table:table-column table:style-name="Table6.B"/>
        <table:table-row>
          <table:table-cell table:style-name="Table6.A1" office:value-type="string">
            <text:p text:style-name="P9">Function byte</text:p>
          </table:table-cell>
          <table:table-cell table:style-name="Table6.B1" office:value-type="string">
            <text:p text:style-name="P9">Bit position</text:p>
            <text:p text:style-name="P13">0 1 2 3 4 5 6 7</text:p>
          </table:table-cell>
        </table:table-row>
        <table:table-row>
          <table:table-cell table:style-name="Table6.A2" office:value-type="string">
            <text:p text:style-name="P2">Test</text:p>
            <text:p text:style-name="P2">or </text:p>
          </table:table-cell>
          <table:table-cell table:style-name="Table6.B2" office:value-type="string">
            <text:p text:style-name="P13">X X 0 0 0 0 0 0</text:p>
            <text:p text:style-name="P13">X X 1 1 0 0 0 0</text:p>
          </table:table-cell>
        </table:table-row>
        <table:table-row>
          <table:table-cell table:style-name="Table6.A2" office:value-type="string">
            <text:p text:style-name="P2">Inhibit status </text:p>
          </table:table-cell>
          <table:table-cell table:style-name="Table6.B2" office:value-type="string">
            <text:p text:style-name="P13">X X 0 1 0 0 0 0</text:p>
          </table:table-cell>
        </table:table-row>
        <table:table-row>
          <table:table-cell table:style-name="Table6.A2" office:value-type="string">
            <text:p text:style-name="P9">Reset inhibit status</text:p>
          </table:table-cell>
          <table:table-cell table:style-name="Table6.B2" office:value-type="string">
            <text:p text:style-name="P13">X X 1 0 0 0 0 0</text:p>
          </table:table-cell>
        </table:table-row>
        <table:table-row>
          <table:table-cell table:style-name="Table6.A2" office:value-type="string">
            <text:p text:style-name="P9">Sense </text:p>
          </table:table-cell>
          <table:table-cell table:style-name="Table6.B2" office:value-type="string">
            <text:p text:style-name="P13">0 0 0 0 0 1 0 0</text:p>
          </table:table-cell>
        </table:table-row>
        <table:table-row>
          <table:table-cell table:style-name="Table6.A2" office:value-type="string">
            <text:p text:style-name="P9">Write </text:p>
          </table:table-cell>
          <table:table-cell table:style-name="Table6.B2" office:value-type="string">
            <text:p text:style-name="P13">0 0 0 0 0 0 0 1</text:p>
          </table:table-cell>
        </table:table-row>
        <table:table-row>
          <table:table-cell table:style-name="Table6.A2" office:value-type="string">
            <text:p text:style-name="P9">Read </text:p>
          </table:table-cell>
          <table:table-cell table:style-name="Table6.B2" office:value-type="string">
            <text:p text:style-name="P13">0 0 0 X 0 0 1 0</text:p>
          </table:table-cell>
        </table:table-row>
        <table:table-row>
          <table:table-cell table:style-name="Table6.A2" office:value-type="string">
            <text:p text:style-name="P9">Read backward</text:p>
          </table:table-cell>
          <table:table-cell table:style-name="Table6.B2" office:value-type="string">
            <text:p text:style-name="P13">0 0 0 X 1 1 0 0</text:p>
          </table:table-cell>
        </table:table-row>
        <table:table-row>
          <table:table-cell table:style-name="Table6.A2" office:value-type="string">
            <text:p text:style-name="P9">Control </text:p>
          </table:table-cell>
          <table:table-cell table:style-name="Table6.B2" office:value-type="string">
            <text:p text:style-name="P13">0 0 C C C 1 1 1</text:p>
          </table:table-cell>
        </table:table-row>
        <table:table-row>
          <table:table-cell table:style-name="Table6.A2" office:value-type="string">
            <text:p text:style-name="P9">Set mode</text:p>
          </table:table-cell>
          <table:table-cell table:style-name="Table6.B2" office:value-type="string">
            <text:p text:style-name="P13">D D M M M 0 1 1</text:p>
          </table:table-cell>
        </table:table-row>
      </table:table>
      <text:p text:style-name="P6"/>
      <text:p text:style-name="P5">Remarks:</text:p>
      <text:p text:style-name="P14"/>
      <text:list xml:id="list7343731484009539731" text:style-name="L14">
        <text:list-item>
          <text:p text:style-name="P40">bit position 7: least significant bit position</text:p>
        </text:list-item>
        <text:list-item>
          <text:p text:style-name="P40">X: either the one or zero bit</text:p>
        </text:list-item>
        <text:list-item>
          <text:p text:style-name="P40">CCC (control code):<text:line-break/>000 – Rewind<text:line-break/>001 - Rewind with lock<text:line-break/>010 – Clear<text:line-break/>011 – write tape mark<text:line-break/>100 – Back space block<text:line-break/>101 – Back space file<text:line-break/>110 – Forward space block<text:line-break/>111 – Forward space file</text:p>
        </text:list-item>
        <text:list-item>
          <text:p text:style-name="P40"><text:soft-page-break/>MMM (mode indicator)<text:line-break/>000 - no operation<text:line-break/>001 - only for technicians<text:line-break/>010 - recording with odd parity, with data conversion and recording density according to DD<text:line-break/>011 - Low acceptance voltage (only for read or tape movement operations by "Set mode" at the end of the operation, the voltage is increased "Normal”). DD must be 01.<text:line-break/>100 - recording with even parity, without data conversion<text:line-break/>101 = Invalid<text:line-break/>110 - recording with odd parity, without data conversion, recording density according to DD.<text:line-break/>111 – Invalid</text:p>
        </text:list-item>
        <text:list-item>
          <text:p text:style-name="P40">DD (recording density) only for 7-track:<text:line-break/>00 - 80 characters / cm<text:line-break/>01 - 220 characters / cm<text:line-break/>10 - 320 characters / cm<text:line-break/>11 – invalid</text:p>
        </text:list-item>
        <text:list-item>
          <text:p text:style-name="P40">During 9-track operations data is automatically recorded with 320 characters / cm odd vertical parity. A 9-track operation regardless of the Mode setting carried out without altering the 7-track mode.</text:p>
        </text:list-item>
      </text:list>
      <text:p text:style-name="P14"/>
      <text:list xml:id="list36266091" text:continue-list="list36295623" text:style-name="Outline">
        <text:list-item>
          <text:list>
            <text:list-item>
              <text:list>
                <text:list-item>
                  <text:h text:style-name="Heading_20_3" text:outline-level="3">Test</text:h>
                </text:list-item>
              </text:list>
            </text:list-item>
          </text:list>
        </text:list-item>
      </text:list>
      <text:p text:style-name="P14"/>
      <text:p text:style-name="P2">This function tests the status of the unit represented by the address byte. A status byte is returned at the end of the Initial Selection (Initial Selection Sequence). If the addressed unit is busy, the function is interrupted and the status byte</text:p>
      <text:p text:style-name="P2">for Busy (Busy) is returned during the “busy control unit" of the pulse train (Control Unit Busy Sequence). Otherwise the</text:p>
      <text:p text:style-name="P2">Status byte contains:</text:p>
      <text:p text:style-name="P14"/>
      <text:list xml:id="list1353437442774162649" text:style-name="L15">
        <text:list-item>
          <text:p text:style-name="P41">0 bits when the addressed unit is ready or the saved state of the addressed unit from a previous operation.</text:p>
        </text:list-item>
      </text:list>
      <text:p text:style-name="P2"/>
      <text:p text:style-name="P2">If the stored status byte is accepted by the channel, the Waiting state (status pending) is cleared. The Test function does not produce a new status byte.</text:p>
      <text:p text:style-name="P5"/>
      <text:list xml:id="list36274746" text:continue-list="list36266091" text:style-name="Outline">
        <text:list-item>
          <text:list>
            <text:list-item>
              <text:list>
                <text:list-item>
                  <text:h text:style-name="Heading_20_3" text:outline-level="3">Inhibit Status</text:h>
                </text:list-item>
              </text:list>
            </text:list-item>
          </text:list>
        </text:list-item>
      </text:list>
      <text:p text:style-name="P14"/>
      <text:p text:style-name="P2">This function acts as the test function. In addition, the condition "Inhibit Status-In": is set in a control unit in order</text:p>
      <text:p text:style-name="P2">that the control unit generates no status byte to transmit to the multiplex channel. This condition persists until system error handling (system reset), select error handling (Selective Reset) or releasing state lock (Reset Inhibit status). While "Inhibit Status In" conditions can only be set in a control unit, status bytes can only be transmitted to the multiplex channel during the initial selection (Initial Selection).</text:p>
      <text:p text:style-name="P14"/>
      <text:list xml:id="list36293145" text:continue-numbering="true" text:style-name="Outline">
        <text:list-item>
          <text:list>
            <text:list-item>
              <text:list>
                <text:list-item>
                  <text:h text:style-name="Heading_20_3" text:outline-level="3">Reset Inhibit Status</text:h>
                </text:list-item>
              </text:list>
            </text:list-item>
          </text:list>
        </text:list-item>
      </text:list>
      <text:p text:style-name="P14"/>
      <text:p text:style-name="P2">This function works as the test function. In addition, the condition "Inhibit Status In" is cleared in the control unit. This</text:p>
      <text:p text:style-name="P2">function is treated as a test or status interlock function.</text:p>
      <text:p text:style-name="P14"/>
      <text:list xml:id="list36281669" text:continue-numbering="true" text:style-name="Outline">
        <text:list-item>
          <text:list>
            <text:list-item>
              <text:list>
                <text:list-item>
                  <text:h text:style-name="Heading_20_3" text:outline-level="3">Sense</text:h>
                </text:list-item>
              </text:list>
            </text:list-item>
          </text:list>
        </text:list-item>
      </text:list>
      <text:p text:style-name="P14"/>
      <text:p text:style-name="P2"><text:soft-page-break/>The sense function checks and stores the instantaneous state of the selected tape device and then transmits the sense data bytes to multiplex channel. These bytes describe the instantaneous state of the unit and any error conditions during the last operation. They are transmitted in the data transfer period with the normal data transmission rate. The final status byte</text:p>
      <text:p text:style-name="P2">contains the condition resulting from a sense operation. Usually in this status byte only the channel end and device end bits are set.</text:p>
      <text:p text:style-name="P14"/>
      <text:list xml:id="list36293463" text:continue-numbering="true" text:style-name="Outline">
        <text:list-item>
          <text:list>
            <text:list-item>
              <text:list>
                <text:list-item>
                  <text:h text:style-name="Heading_20_3" text:outline-level="3">Write</text:h>
                </text:list-item>
              </text:list>
            </text:list-item>
          </text:list>
        </text:list-item>
      </text:list>
      <text:p text:style-name="P14"/>
      <text:p text:style-name="P2">The write function causes the tape if the selected unit to be moved forward. Data arriving from channel, during the data transfer pulse sequences are written to the tape until the channel terminates the data transmission or block end is detected in the tape unit. The block end signal is produced for read and write operations. In a write operation is it generated, if no data</text:p>
      <text:p text:style-name="P2">is found within a time period of more than 800 micro-sec while automatic proof . In a read operation, it is generated when, in a period of more than 800 micro sec no data has been read.</text:p>
      <text:p text:style-name="P14"/>
      <text:p text:style-name="P2">During the period beginning election (Initial Selection) the initial status byte is returned because <text:s/>with information on whether the function bytes have been accepted by the subsystem. The final status byte which is generated due to a write operation, is usually transmitted after a request of the control unit (Control unit Request). If the write operation is performed in the tape end region, the end status byte has a one-bit in Position7 (Unit Exception Bit).</text:p>
      <text:p text:style-name="P7"> </text:p>
      <text:p text:style-name="P2">The normal end of a write operation (or read forwards and backwards) is indicated by an "Final Status Byte" with Position 4 and 5 (channel bit-end or device-end bits) set.</text:p>
      <text:p text:style-name="P14"/>
      <text:list xml:id="list36278931" text:continue-numbering="true" text:style-name="Outline">
        <text:list-item>
          <text:list>
            <text:list-item>
              <text:list>
                <text:list-item>
                  <text:h text:style-name="Heading_20_3" text:outline-level="3">Read</text:h>
                </text:list-item>
              </text:list>
            </text:list-item>
          </text:list>
        </text:list-item>
      </text:list>
      <text:p text:style-name="P14"/>
      <text:p text:style-name="P2">The read function moves forward on the selected tape unit and transmits data to the multiplex channel until the block</text:p>
      <text:p text:style-name="P2">end signal is generated or the channel ends the transmission. The final status byte is returned, as described in 3.2.5. However if the block read contains a tape mark (s. 2.5) then the final status byte has a one bit in the bit 7. The tape mark</text:p>
      <text:p text:style-name="P2">is not transmitted. If a tape mark is found within a blocks with several characters, it is handled as data. The 7-track tape mark is recognized during even and odd parity read operations and pre and rewinding operations.</text:p>
      <text:p text:style-name="P14"/>
      <text:list xml:id="list36286452" text:continue-numbering="true" text:style-name="Outline">
        <text:list-item>
          <text:list>
            <text:list-item>
              <text:list>
                <text:list-item>
                  <text:h text:style-name="Heading_20_3" text:outline-level="3">Read Backwards</text:h>
                </text:list-item>
              </text:list>
            </text:list-item>
          </text:list>
        </text:list-item>
      </text:list>
      <text:p text:style-name="P14"/>
      <text:p text:style-name="P2">The read backwards function causes the tape on the selected unit to be moved backward and data blocks transmitted in the reverse order to the multiplex channel. It keeps transmitting until the block end signal is generated or the channel ends the</text:p>
      <text:p text:style-name="P2">data transmission. Detection of the tape mark is as described in 3.2.6.</text:p>
      <text:p text:style-name="P14"/>
      <text:p text:style-name="P2">If the tape is at the load point, the read backwards function not done. The initial status byte in this case has only a one-bit in the Position 6. If the tape is moved to the load point, the final status byte contains the unit check bit</text:p>
      <text:p text:style-name="P2">(Unit check bits) and the "Unit Exception bit". Reading the first block on the tape backward normally does not cause the tape to be transported to the load point.</text:p>
      <text:p text:style-name="P14"/>
      <text:p text:style-name="P2">Reading backwards of 7track tapes should only be tried for tapes created on UNISERVO VI C, VIII C, 12 or 16.</text:p>
      <text:p text:style-name="P14"/>
      <text:p text:style-name="P2">When reading backward of 7 track tapes with data conversion the block length must at a multiple of 4 characters.</text:p>
      <text:p text:style-name="P14"/>
      <text:list xml:id="list36276286" text:continue-numbering="true" text:style-name="Outline">
        <text:list-item>
          <text:list>
            <text:list-item>
              <text:list>
                <text:list-item>
                  <text:h text:style-name="Heading_20_3" text:outline-level="3"><text:soft-page-break/>Control functions</text:h>
                </text:list-item>
              </text:list>
            </text:list-item>
          </text:list>
        </text:list-item>
      </text:list>
      <text:p text:style-name="P14"/>
      <text:p text:style-name="P2">The UNISERVO VI C subsystem has the following control functions:</text:p>
      <text:p text:style-name="P14"/>
      <text:list xml:id="list8148805159562068277" text:style-name="L16">
        <text:list-item>
          <text:p text:style-name="P42">Rewind</text:p>
        </text:list-item>
        <text:list-item>
          <text:p text:style-name="P42">Rewind with lock</text:p>
        </text:list-item>
        <text:list-item>
          <text:p text:style-name="P42">Erase</text:p>
        </text:list-item>
        <text:list-item>
          <text:p text:style-name="P42">Write tape mark</text:p>
        </text:list-item>
        <text:list-item>
          <text:p text:style-name="P42">Back space a block</text:p>
        </text:list-item>
        <text:list-item>
          <text:p text:style-name="P42">Back space a file</text:p>
        </text:list-item>
        <text:list-item>
          <text:p text:style-name="P42">Forward space a block</text:p>
        </text:list-item>
        <text:list-item>
          <text:p text:style-name="P42">Forward space a file</text:p>
        </text:list-item>
      </text:list>
      <text:p text:style-name="P14"/>
      <text:p text:style-name="P2">A control function is carried out at the end of an initial selection (Initial Selection), but transmits no data. If the selected tape device is ready the initial status byte has only the channel end bit set. Between the transmission of the initial status byte that the contains channel end bit, and the generation of the final status bytes with the device end bit, the control unit is considered to be busy, irrespective of the multiplex channel. If during this time, the control unit is addressed, or calls for an unusual condition, that sets the control unit check bit or unit check bit, then the control end bit (Control end bit in bit position 2) in the final status byte is also set.</text:p>
      <text:p text:style-name="P14"/>
      <text:list xml:id="list36278541" text:continue-list="list36276286" text:style-name="Outline">
        <text:list-item>
          <text:list>
            <text:list-item>
              <text:list>
                <text:list-item>
                  <text:list>
                    <text:list-item>
                      <text:h text:style-name="Heading_20_4" text:outline-level="4">Rewind</text:h>
                    </text:list-item>
                  </text:list>
                </text:list-item>
              </text:list>
            </text:list-item>
          </text:list>
        </text:list-item>
      </text:list>
      <text:p text:style-name="P14"/>
      <text:p text:style-name="P2">The rewinding operation is indicated by the control code 0 0 0 in a control function (Tab. 3-l) . This operation causes the on the addressed tape unit tape to rewind. The operation is terminated when the tape is positioned at the load point. Because of a rewind operation a final status byte with the device end bit set is normally sent back to the multiplex channel, during</text:p>
      <text:p text:style-name="P2">State Transfer (Status Transfer Sequence).</text:p>
      <text:p text:style-name="P14"/>
      <text:list xml:id="list36280523" text:continue-numbering="true" text:style-name="Outline">
        <text:list-item>
          <text:list>
            <text:list-item>
              <text:list>
                <text:list-item>
                  <text:list>
                    <text:list-item>
                      <text:h text:style-name="Heading_20_4" text:outline-level="4">Rewind with Lock</text:h>
                    </text:list-item>
                  </text:list>
                </text:list-item>
              </text:list>
            </text:list-item>
          </text:list>
        </text:list-item>
      </text:list>
      <text:p text:style-name="P14"/>
      <text:p text:style-name="P2">The "Rewind with lock" is indicated by the code 0 0 1 in a control function. Due to this operation, the tape is on the addressed tape unit is rewound until the tape is positioned before the load point. It will set a guard condition for this tape unit. This lock can only be removed by manual intervention. A "Rewind with lock" function normally returns a final status byte with the Unit Check and Device End bits set without Control Unit End bit. If a locked unit is sent a function other than the Sense function, the Initial Status byte will have the Unit Check bit set to indicate that the tape is not available.</text:p>
      <text:p text:style-name="P14"/>
      <text:list xml:id="list36296063" text:continue-numbering="true" text:style-name="Outline">
        <text:list-item>
          <text:list>
            <text:list-item>
              <text:list>
                <text:list-item>
                  <text:list>
                    <text:list-item>
                      <text:h text:style-name="Heading_20_4" text:outline-level="4">Erase</text:h>
                    </text:list-item>
                  </text:list>
                </text:list-item>
              </text:list>
            </text:list-item>
          </text:list>
        </text:list-item>
      </text:list>
      <text:p text:style-name="P14"/>
      <text:p text:style-name="P2">This function is indicated the code 010 in a control function. Due to this operation, the tape on the addressed unit moves forward and the tape is erased over a length of about 8.7 cm. The final status byte is transferred to the multiplex channel when the period of time the erase operation in the control unit ends. The final status byte contains the Device End bit. If the erase operation is performed in the end of tape region the final status byte also the "Unit-exception-bit". Automatic proof reading is used to make sure all the information to be erased are actually erased.</text:p>
      <text:p text:style-name="P14"/>
      <text:list xml:id="list36287565" text:continue-numbering="true" text:style-name="Outline">
        <text:list-item>
          <text:list>
            <text:list-item>
              <text:list>
                <text:list-item>
                  <text:list>
                    <text:list-item>
                      <text:h text:style-name="Heading_20_4" text:outline-level="4">Write Tape Mark</text:h>
                    </text:list-item>
                  </text:list>
                </text:list-item>
              </text:list>
            </text:list-item>
          </text:list>
        </text:list-item>
      </text:list>
      <text:p text:style-name="P2">The operation 'write tape mark"is indicated by the code 011 in a control function. Due of this operation the tape moves <text:soft-page-break/>forward by erasing a block of approx 8.7 cm and then writing the tape mark. Once block end is detected when proofreading, the final status byte with the device end bit set is transferred the multiplex channel. If the operation extends into the end of tape region, the final status byte contains the "Unit Exception bit".</text:p>
      <text:p text:style-name="P14"/>
      <text:p text:style-name="P2">The write tape mark operation is not affected by the parity mode in 7-track processing. The tape mark is written with straight vertical parity in this mode.</text:p>
      <text:p text:style-name="P14"/>
      <text:list xml:id="list36267796" text:continue-numbering="true" text:style-name="Outline">
        <text:list-item>
          <text:list>
            <text:list-item>
              <text:list>
                <text:list-item>
                  <text:list>
                    <text:list-item>
                      <text:h text:style-name="Heading_20_4" text:outline-level="4">Back Space Block</text:h>
                    </text:list-item>
                  </text:list>
                </text:list-item>
              </text:list>
            </text:list-item>
          </text:list>
        </text:list-item>
      </text:list>
      <text:p text:style-name="P2">The operation "back space block" is indicated by the code 100 in the control function. This operation moves the volume on the selected tape device backwards until the next inter block gap. The final status byte is transmitted to the multiplexer channel when the end of block is detected and it has the device end bit set If during this operation the load point or a tape mark is detected see 3.2.7.</text:p>
      <text:p text:style-name="P14"/>
      <text:p text:style-name="P2">This function follows a write function, it is not necessary, to back space two blocks and then to read a block forward.</text:p>
      <text:p text:style-name="P14"/>
      <text:p text:style-name="P2">If this operation is applied to 7-track tapes that are not created on UNISERVO VI C, VIII C, 12 or 16 or other tape units with correction of the longitudinal parity check character, the tape mark is incorrectly identified. The tape mark is clearly identified when reading forward.</text:p>
      <text:p text:style-name="P14"/>
      <text:list xml:id="list36271967" text:continue-numbering="true" text:style-name="Outline">
        <text:list-item>
          <text:list>
            <text:list-item>
              <text:list>
                <text:list-item>
                  <text:list>
                    <text:list-item>
                      <text:h text:style-name="Heading_20_4" text:outline-level="4">Back Space File</text:h>
                    </text:list-item>
                  </text:list>
                </text:list-item>
              </text:list>
            </text:list-item>
          </text:list>
        </text:list-item>
      </text:list>
      <text:p text:style-name="P2">The operation "back space file" is indicated by the code 101 in a control function byte. This operation moves</text:p>
      <text:p text:style-name="P2">the selected tape backwards to the next inter block gap behind the next tape mark. If no tape mark is found the tape stops at the load point.</text:p>
      <text:p text:style-name="P14"/>
      <text:p text:style-name="P2">If a tape mark is detected, the final status byte which is transmitted will have the Device End bit set. If the tape is transported to the load point, the unit check bit is set in the final status byte. The operation "back space file" can not be initialized if the tape is already at the load point. In this case, the unit check bit is set in the initial status byte.</text:p>
      <text:p text:style-name="P14"/>
      <text:p text:style-name="P2">Apply the same precautions for 7-track processing concerning the tape mark, as described in paragraph 3.2.8.5.</text:p>
      <text:p text:style-name="P14"/>
      <text:list xml:id="list36293131" text:continue-numbering="true" text:style-name="Outline">
        <text:list-item>
          <text:list>
            <text:list-item>
              <text:list>
                <text:list-item>
                  <text:list>
                    <text:list-item>
                      <text:h text:style-name="Heading_20_4" text:outline-level="4">Forward space block</text:h>
                    </text:list-item>
                  </text:list>
                </text:list-item>
              </text:list>
            </text:list-item>
          </text:list>
        </text:list-item>
      </text:list>
      <text:p text:style-name="P2">This operation is indicated by the code 110 in the control function byte. The tape on the selected unit will move forward to the next inter block gap. Upon detecting a tape mark, the "Unit Exception bit" is set in the final the status byte, which will be returned at the end of the operation. If block end is recognized, the final status byte is transferred to the multiplex channel with the Device End bit (and other potentially necessary bits) set.</text:p>
      <text:p text:style-name="P2"/>
      <text:list xml:id="list36278030" text:continue-numbering="true" text:style-name="Outline">
        <text:list-item>
          <text:list>
            <text:list-item>
              <text:list>
                <text:list-item>
                  <text:list>
                    <text:list-item>
                      <text:h text:style-name="Heading_20_4" text:outline-level="4">Forward space file</text:h>
                    </text:list-item>
                  </text:list>
                </text:list-item>
              </text:list>
            </text:list-item>
          </text:list>
        </text:list-item>
      </text:list>
      <text:p text:style-name="P2">This operation is indicated by the code 111 in the control function byte. The tape on the selected unit will move forward to the next inter block gap beyond the next tape mark. At the end of the tape mark block the final status byte, with the Device End bit set, is passed to the multiplex channel. If the tape mark is not found, the "Unit Exception bit" is set in the final status byte.</text:p>
      <text:p text:style-name="P14"/>
      <text:list xml:id="list36270571" text:continue-numbering="true" text:style-name="Outline">
        <text:list-item>
          <text:list>
            <text:list-item>
              <text:list>
                <text:list-item>
                  <text:h text:style-name="Heading_20_3" text:outline-level="3">Mode Set</text:h>
                </text:list-item>
              </text:list>
            </text:list-item>
          </text:list>
        </text:list-item>
      </text:list>
      <text:p text:style-name="P14"/>
      <text:p text:style-name="P2"><text:soft-page-break/>A mode set function selects a specific data transmission mode. The mode is defined in bits 0 1 2 3 4 of the "Mode Set Function byte" defined (see Table 3-1). Once a specified data transmission mode is set, it will remain until it is changed by a different "Mode Set Function" or by the multiplex channel during a selection error handling (Selective Sequence Reset) or the initial condition reset (System Reset Sequence). Initial conditions are 320 characters / cm, odd vertical parity, record and, if available, data conversion. 7-track mode is only active for 7-track tape units and has no effect on 9-track operations.</text:p>
      <text:p text:style-name="P14"/>
      <text:p text:style-name="P2">Functions for setting of the mode are carried out during the Initial selection pulse sequence (Initial Selection Sequence). They produce a status byte of with channel and device end bits set. Functions to set the mode do not clear the sense data bytes.</text:p>
      <text:p text:style-name="P14"/>
      <text:p text:style-name="P2">A function for setting the mode is indicated by the following mode bits:</text:p>
      <text:p text:style-name="P14"/>
      <text:list xml:id="list3113348194657443177" text:style-name="L17">
        <text:list-item>
          <text:p text:style-name="P43">m m m - 000. No operation. The tape unit only tested. If the tape on the specified unit is at the load point, the load point bit is set in the sense bytes.</text:p>
        </text:list-item>
        <text:list-item>
          <text:p text:style-name="P43">m m m - 001. This mode is intended for error detection and is used only by the technical service.</text:p>
        </text:list-item>
        <text:list-item>
          <text:p text:style-name="P43">m m m - 010. 7-track mode with odd parity is set. Data conversion is turned on and the recording density is in accordance with the DD-bits (as defined in Table 3-1).</text:p>
        </text:list-item>
        <text:list-item>
          <text:p text:style-name="P43">m m m - 011. Used with DD = 01 to determine low read voltage in a directly following read or forward space operation. At the end of the operation the status after the "mode setting" is cleared.</text:p>
        </text:list-item>
        <text:list-item>
          <text:p text:style-name="P43">m m m - 100. This mode specifies 7-track processing with even vertical parity, no data conversion and recording density according to DD bits (Table 3-1).</text:p>
        </text:list-item>
        <text:list-item>
          <text:p text:style-name="P43">m m m - 101. Is not used; and is considered an invalid function.</text:p>
        </text:list-item>
        <text:list-item>
          <text:p text:style-name="P43">m m m - 110. 7-track processing with odd vertical parity, data conversion off, recording density according to DD (Table 3-1)</text:p>
        </text:list-item>
        <text:list-item>
          <text:p text:style-name="P43">m m m – 111. <text:s/>invalid function</text:p>
        </text:list-item>
      </text:list>
      <text:p text:style-name="P14"/>
      <text:list xml:id="list36288742" text:continue-list="list36270571" text:style-name="Outline">
        <text:list-item>
          <text:list>
            <text:list-item>
              <text:h text:style-name="Heading_20_2" text:outline-level="2">Status Byte</text:h>
            </text:list-item>
          </text:list>
        </text:list-item>
      </text:list>
      <text:p text:style-name="P14"/>
      <text:p text:style-name="P2">A status byte contains information about the acceptance of a function, the condition of the system or the unit and the execution of the function. A status byte can be returned to the multiplex channel during an initial selection (Initial Selection Sequence) or by a request of the control unit (Control Unit Request Sequence).</text:p>
      <text:p text:style-name="P14"/>
      <text:p text:style-name="P2">Status determinations are cleared when the status byte is received from the multiplexer channel.</text:p>
      <text:p text:style-name="P14"/>
      <text:p text:style-name="P2">The bits of the status byte have the following meaning:</text:p>
      <text:p text:style-name="P2"/>
      <text:p text:style-name="P2"><draw:frame draw:style-name="fr2" draw:name="graphics3" text:anchor-type="paragraph" svg:width="5.6772in" svg:height="2.0311in" draw:z-index="2"><draw:image xlink:href="Pictures/2000000700003853000014282287E8F0.svm" xlink:type="simple" xlink:show="embed" xlink:actuate="onLoad"/></draw:frame></text:p>
      <text:p text:style-name="P14"/>
      <text:p text:style-name="P14"><text:soft-page-break/></text:p>
      <text:p text:style-name="P2">This drawing is only valid if bit position 6, is a one-bit.</text:p>
      <text:p text:style-name="P14"/>
      <text:list xml:id="list36292017" text:continue-numbering="true" text:style-name="Outline">
        <text:list-item>
          <text:list>
            <text:list-item>
              <text:list>
                <text:list-item>
                  <text:h text:style-name="Heading_20_3" text:outline-level="3">Attention (Bit Position 0)</text:h>
                </text:list-item>
              </text:list>
            </text:list-item>
          </text:list>
        </text:list-item>
      </text:list>
      <text:p text:style-name="P14"/>
      <text:p text:style-name="P2">Not used - always 0.</text:p>
      <text:p text:style-name="P14"/>
      <text:list xml:id="list36284625" text:continue-numbering="true" text:style-name="Outline">
        <text:list-item>
          <text:list>
            <text:list-item>
              <text:list>
                <text:list-item>
                  <text:h text:style-name="Heading_20_3" text:outline-level="3">Status Modifier (Bit Position 1)</text:h>
                </text:list-item>
              </text:list>
            </text:list-item>
          </text:list>
        </text:list-item>
      </text:list>
      <text:p text:style-name="P14"/>
      <text:p text:style-name="P2">The "status modifier bit" is set together with the "busy bit" to indicate that the control unit of the subsystem is busy. (See 2.6.2.1)</text:p>
      <text:p text:style-name="P14"/>
      <text:list xml:id="list36280044" text:continue-numbering="true" text:style-name="Outline">
        <text:list-item>
          <text:list>
            <text:list-item>
              <text:list>
                <text:list-item>
                  <text:h text:style-name="Heading_20_3" text:outline-level="3">Control Unit End (Bit Position 2)</text:h>
                </text:list-item>
              </text:list>
            </text:list-item>
          </text:list>
        </text:list-item>
      </text:list>
      <text:p text:style-name="P14"/>
      <text:p text:style-name="P2">If a control unit is addressed while it is busy, regardless of the multiplex channel or when an unusual condition occurs during this period, this bit is set in the final status byte. The final status byte is transmitted at the end of a control operation</text:p>
      <text:p text:style-name="P2">and also contains the Device End bit. The unusual condition, if present, causes in the final status byte to have unit check and / or the "Unit Exception bit" set.</text:p>
      <text:p text:style-name="P14"/>
      <text:list xml:id="list36285017" text:continue-numbering="true" text:style-name="Outline">
        <text:list-item>
          <text:list>
            <text:list-item>
              <text:list>
                <text:list-item>
                  <text:h text:style-name="Heading_20_3" text:outline-level="3">Busy (Bit Position 3)</text:h>
                </text:list-item>
              </text:list>
            </text:list-item>
          </text:list>
        </text:list-item>
      </text:list>
      <text:p text:style-name="P14"/>
      <text:p text:style-name="P2">The busy bit is set:</text:p>
      <text:p text:style-name="P14"/>
      <text:list xml:id="list5315075348027547124" text:style-name="L18">
        <text:list-item>
          <text:p text:style-name="P44">together with the "Status Modifier bit" to indicate that the control unit is busy, or,</text:p>
        </text:list-item>
        <text:list-item>
          <text:p text:style-name="P44">in a stored status byte (from a previous operation) for an addressed tape unit for all functions except "Test" "Set status lock" (Set Inhibit Status) or "cancel the Status Lock "(Reset Inhibit status).</text:p>
        </text:list-item>
      </text:list>
      <text:p text:style-name="P14"/>
      <text:list xml:id="list36285000" text:continue-list="list36285017" text:style-name="Outline">
        <text:list-item>
          <text:list>
            <text:list-item>
              <text:list>
                <text:list-item>
                  <text:h text:style-name="Heading_20_3" text:outline-level="3">Channel End (Bit Position 4)</text:h>
                </text:list-item>
              </text:list>
            </text:list-item>
          </text:list>
        </text:list-item>
      </text:list>
      <text:p text:style-name="P14"/>
      <text:p text:style-name="P2">The channel-end bit is set:</text:p>
      <text:p text:style-name="P14"/>
      <text:list xml:id="list9147352529004997367" text:style-name="L19">
        <text:list-item>
          <text:p text:style-name="P45">With the Device End bit, to indicate that for the control unit one of the operations Sense, write, read and read backwards is ended.</text:p>
        </text:list-item>
        <text:list-item>
          <text:p text:style-name="P45">For a control function, after the tape unit is tested and available (in the initial status byte).</text:p>
        </text:list-item>
        <text:list-item>
          <text:p text:style-name="P45">Together with the device end bit for a "mode setting" function (during the initial selection).</text:p>
        </text:list-item>
      </text:list>
      <text:p text:style-name="P14"/>
      <text:p text:style-name="P2">If early errors prevent the tape movement and the operation is terminated early, the channel end bit is not set in the status byte before it is sent back to the multiplexer channel.</text:p>
      <text:p text:style-name="P14"/>
      <text:list xml:id="list36290962" text:continue-list="list36285000" text:style-name="Outline">
        <text:list-item>
          <text:list>
            <text:list-item>
              <text:list>
                <text:list-item>
                  <text:h text:style-name="Heading_20_3" text:outline-level="3">Device End (Bit Position 5)</text:h>
                </text:list-item>
              </text:list>
            </text:list-item>
          </text:list>
        </text:list-item>
      </text:list>
      <text:p text:style-name="P14"/>
      <text:p text:style-name="P2"><text:soft-page-break/>This bit is set in the status byte to indicate that for the Control unit has completed an operation. If errors are detected before</text:p>
      <text:p text:style-name="P2">the tape is set in motion, this bit is not set in the status byte. If an operation is interrupted, the unit check bit, channel end and device end bits will also be set in the status byte.</text:p>
      <text:p text:style-name="P14"/>
      <text:list xml:id="list36283765" text:continue-numbering="true" text:style-name="Outline">
        <text:list-item>
          <text:list>
            <text:list-item>
              <text:list>
                <text:list-item>
                  <text:h text:style-name="Heading_20_3" text:outline-level="3">Unit Check (Bit Position 6)</text:h>
                </text:list-item>
              </text:list>
            </text:list-item>
          </text:list>
        </text:list-item>
      </text:list>
      <text:p text:style-name="P14"/>
      <text:p text:style-name="P2">The unit check bit is set in the status byte when:</text:p>
      <text:p text:style-name="P14"/>
      <text:list xml:id="list2478517114306034514" text:style-name="L20">
        <text:list-item>
          <text:p text:style-name="P46">A bit is set in sense data byte 0 (6.3.1), as a result of currently running operation. If an error condition discovered before the tape was set in motion, only the unit check bit is set in the status byte, which is returned at the end of operation.</text:p>
        </text:list-item>
        <text:list-item>
          <text:p text:style-name="P46">The unit check bit is set when one of the operations "read backward", "backspace block" or "backspace file "is attempted and the tape is at the load point. No end status byte will be sent on the completion of this operation. In this case, not bits are set in the Sense Data Byte 0.</text:p>
        </text:list-item>
        <text:list-item>
          <text:p text:style-name="P46">The unit check bit is also set when the operation "Rewind with lock" is completed for the control unit (the unit is not ready). The status byte also contains also control unit end and unit check bit when the operation starts.</text:p>
        </text:list-item>
      </text:list>
      <text:p text:style-name="P14"/>
      <text:list xml:id="list36270003" text:continue-list="list36283765" text:style-name="Outline">
        <text:list-item>
          <text:list>
            <text:list-item>
              <text:list>
                <text:list-item>
                  <text:h text:style-name="Heading_20_3" text:outline-level="3">Exception (Bit Position 7)</text:h>
                </text:list-item>
              </text:list>
            </text:list-item>
          </text:list>
        </text:list-item>
      </text:list>
      <text:p text:style-name="P14"/>
      <text:p text:style-name="P2">The bit for unit exception is set to indicate the following:</text:p>
      <text:p text:style-name="P14"/>
      <text:list xml:id="list3248159274449175906" text:style-name="L21">
        <text:list-item>
          <text:p text:style-name="P47">An operation "write", "write tape mark" or "erase" was performed by the tape into the end-of-tape area (The device-end bit is also set).</text:p>
        </text:list-item>
        <text:list-item>
          <text:p text:style-name="P47">A tape mark is detected in one of the operations "read", "read backwards", "forward space block" or "backspace block "(the Device End bit is also set).</text:p>
        </text:list-item>
        <text:list-item>
          <text:p text:style-name="P47">In an operation "read backwards" or "backspace" was the tape moved to the load point (the control unit end, unit check and device end bits are also set).</text:p>
        </text:list-item>
      </text:list>
      <text:p text:style-name="P14"/>
      <text:list xml:id="list36279734" text:continue-list="list36270003" text:style-name="Outline">
        <text:list-item>
          <text:list>
            <text:list-item>
              <text:h text:style-name="Heading_20_2" text:outline-level="2">Sense Data Bytes</text:h>
            </text:list-item>
          </text:list>
        </text:list-item>
      </text:list>
      <text:p text:style-name="P14"/>
      <text:p text:style-name="P2">Sense data bytes are stored data when a sense function is received(s. 3.2.4). The sense data bytes contains unusual conditions of the last operation or the current state of the specified tape unit. Sense data bits, that are set due to an error condition during an operation will remain set until a new function is initialized (except for the "sense" or "mode" functions). The execution of "sense" or "Mode setting" function does not change the bits in sense data bytes. Sense data bits that show the current state of a tape device, change when the current state changes , e.g. The “not ready” condition is detected and the operation terminated prematurely setting the <text:s/>"(intervention required) and" tape unit status B" bits (Sense data byte 0 and 1). If between aborting the operation and execution of the sense function, the tape unit becomes “ready” the sense data bits "intervention required" and" Tape Unit Status A" are received <text:s/>by the multiplexer channel (the bit "Tape Unit Status B "is cleared). There can be no more Sense Information sent, until a sense function is received.</text:p>
      <text:p text:style-name="P14"/>
      <text:p text:style-name="P2">In the following description of the 5 Sense Data bytes are those bits that describe the current status of a tape unit are marked with an asterisk. A one-bit in the respective bit position defines the significance of this bit position.</text:p>
      <text:p text:style-name="P14"/>
      <text:list xml:id="list36282921" text:continue-numbering="true" text:style-name="Outline">
        <text:list-item>
          <text:list>
            <text:list-item>
              <text:list>
                <text:list-item>
                  <text:h text:style-name="Heading_20_3" text:outline-level="3">Sense Data Byte 0</text:h>
                </text:list-item>
              </text:list>
            </text:list-item>
          </text:list>
        </text:list-item>
      </text:list>
      <text:p text:style-name="P14"/>
      <text:p text:style-name="P2"><text:soft-page-break/>The bits in the sense data byte 0 have, if set, the following meaning:</text:p>
      <text:p text:style-name="P14"/>
      <table:table table:name="Table7" table:style-name="Table7">
        <table:table-column table:style-name="Table7.A"/>
        <table:table-column table:style-name="Table7.B"/>
        <table:table-row>
          <table:table-cell table:style-name="Table7.A1" office:value-type="string">
            <text:p text:style-name="P8">Bit 0</text:p>
          </table:table-cell>
          <table:table-cell table:style-name="Table7.B1" office:value-type="string">
            <text:p text:style-name="P2">Invalid function. </text:p>
            <text:p text:style-name="P2"/>
            <text:p text:style-name="P2">This bit is set when trying one of the operations "write" "writing a tape mark' or "erase" on a tape that can not be written, or where the control unit received an invalid function (in the second Case, the bit is not set if the "Bus Out Check bit is set "). </text:p>
          </table:table-cell>
        </table:table-row>
        <table:table-row>
          <table:table-cell table:style-name="Table7.A2" office:value-type="string">
            <text:p text:style-name="P8">Bit 1</text:p>
          </table:table-cell>
          <table:table-cell table:style-name="Table7.B2" office:value-type="string">
            <text:p text:style-name="P18">Intervention Required</text:p>
            <text:p text:style-name="P18"/>
            <text:p text:style-name="P18">This bit indicates that a function other than a sense function has been received for a tape unit that does not exist or is not ready. If this bit is set, the "Tape Unit Status A bit" is not set (Sense Data Byte 1).</text:p>
          </table:table-cell>
        </table:table-row>
        <table:table-row>
          <table:table-cell table:style-name="Table7.A2" office:value-type="string">
            <text:p text:style-name="P8">Bit 2</text:p>
          </table:table-cell>
          <table:table-cell table:style-name="Table7.B2" office:value-type="string">
            <text:p text:style-name="P2">Bus Out Check. </text:p>
            <text:p text:style-name="P2"/>
            <text:p text:style-name="P2">This bit indicates that a function or data with even parity arrived on the "Bus Out" lines. If this condition is set during data transmission during a write operation is set, the operation is terminated and the erroneous byte is not written. If the parity error is found in the first data transmission, the "Word Count Zero bit " is also set. If the" Bus Out Check” bit is set the bit for invalid function in a function transfer is not set.</text:p>
          </table:table-cell>
        </table:table-row>
        <table:table-row>
          <table:table-cell table:style-name="Table7.A2" office:value-type="string">
            <text:p text:style-name="P8">Bit 3</text:p>
          </table:table-cell>
          <table:table-cell table:style-name="Table7.B2" office:value-type="string">
            <text:p text:style-name="P2">Equipment Check</text:p>
            <text:p text:style-name="P14"/>
            <text:p text:style-name="P2">This bit indicates that a hardware error is present. <text:s/>It is set when any of bits 0, 1, or 5 is set in Sense Data Byte 4.</text:p>
          </table:table-cell>
        </table:table-row>
        <table:table-row>
          <table:table-cell table:style-name="Table7.A2" office:value-type="string">
            <text:p text:style-name="P8">Bit 4</text:p>
          </table:table-cell>
          <table:table-cell table:style-name="Table7.B2" office:value-type="string">
            <text:p text:style-name="P2">Data Check</text:p>
            <text:p text:style-name="P14"/>
            <text:p text:style-name="P2">This bit indicates that data has been transmitted erroneously and is set as long as bit 0 in Sense Data Byte 1 or bit 0, 1, 2, 3 or 4 is set in sense data byte. 3</text:p>
          </table:table-cell>
        </table:table-row>
        <table:table-row>
          <table:table-cell table:style-name="Table7.A2" office:value-type="string">
            <text:p text:style-name="P8">Bit 5</text:p>
          </table:table-cell>
          <table:table-cell table:style-name="Table7.B2" office:value-type="string">
            <text:p text:style-name="P2">Data Late</text:p>
            <text:p text:style-name="P14"/>
            <text:p text:style-name="P2">This bit is set if input activity is required from the connection controller, but no data transmission is possible because “Service Out” signal comes to late from the multiplexer channel. This bit is not</text:p>
            <text:p text:style-name="P2">set in response to a Sense function.</text:p>
          </table:table-cell>
        </table:table-row>
        <table:table-row>
          <table:table-cell table:style-name="Table7.A2" office:value-type="string">
            <text:p text:style-name="P8">Bit 6</text:p>
          </table:table-cell>
          <table:table-cell table:style-name="Table7.B2" office:value-type="string">
            <text:p text:style-name="P2">Word Count Zero</text:p>
            <text:p text:style-name="P14"/>
            <text:p text:style-name="P2">This bit is set if during a write operation when during the write of the first data bytes no data transmission takes place. In this case the tape is not moved.</text:p>
          </table:table-cell>
        </table:table-row>
        <table:table-row>
          <table:table-cell table:style-name="Table7.A2" office:value-type="string">
            <text:p text:style-name="P8">Bit 7</text:p>
          </table:table-cell>
          <table:table-cell table:style-name="Table7.B2" office:value-type="string">
            <text:p text:style-name="P2">Data Converter check</text:p>
            <text:p text:style-name="P14"/>
            <text:p text:style-name="P2">This bit indicates together with the unit check bit (in the Status Byte) that during the data conversion an incorrect number of bytes was read(s. 2.4.2).</text:p>
          </table:table-cell>
        </table:table-row>
      </table:table>
      <text:p text:style-name="P14"/>
      <text:list xml:id="list36281160" text:continue-numbering="true" text:style-name="Outline">
        <text:list-item>
          <text:list>
            <text:list-item>
              <text:list>
                <text:list-item>
                  <text:h text:style-name="Heading_20_3" text:outline-level="3">Sense Data Byte 1</text:h>
                </text:list-item>
              </text:list>
            </text:list-item>
          </text:list>
        </text:list-item>
      </text:list>
      <text:p text:style-name="P14"/>
      <text:p text:style-name="P2">The bits in sense data byte 1 have the following meanings:</text:p>
      <text:p text:style-name="P14"/>
      <table:table table:name="Table8" table:style-name="Table8">
        <table:table-column table:style-name="Table8.A"/>
        <table:table-column table:style-name="Table8.B"/>
        <table:table-row>
          <table:table-cell table:style-name="Table8.A1" office:value-type="string">
            <text:p text:style-name="P8">Bit 0</text:p>
          </table:table-cell>
          <table:table-cell table:style-name="Table8.B1" office:value-type="string">
            <text:p text:style-name="P2">Noise</text:p>
            <text:p text:style-name="P14"/>
            <text:p text:style-name="P2"><text:soft-page-break/>This bit indicates the following conditions:</text:p>
            <text:p text:style-name="P14"/>
            <text:list xml:id="list8128539422758306177" text:style-name="L22">
              <text:list-item>
                <text:p text:style-name="P48">In a “write” or “write tape mark” operation data or other magnetization were in the inter block gap portion of the tape.</text:p>
              </text:list-item>
              <text:list-item>
                <text:p text:style-name="P48">In a “write” or “write tape mark” operation there was an tape error. In this case, the "Noise bit" is set with the tape error bit in Sense Data byte 4.</text:p>
              </text:list-item>
              <text:list-item>
                <text:p text:style-name="P48">In a read, read backwards, forward space block or back space block this bit indicates that data was found in the inter block gap. Data behind the longitudinal parity character causes the noise bit to be set. The tape is moved, but no data is transferred. This status may also caused by be a loss of data in the block, whereby a wrong tape character is regarded as the longitudinal parity character. Such a loss can be caused also by bad tape, for example, wrinkled. This notice can usually be ignored in a forward or backward space tape operation. If wrong magnetization is found behind the real longitudinal parity character on the tape, is the correct conclusion of the operation reported. In most cases, however, the Longitudinal parity error bit (Sense Data Byte 3) is set. It should be noted that the failure of two identical tape characters cannot be detected by the longitudinal parity character.</text:p>
              </text:list-item>
            </text:list>
          </table:table-cell>
        </table:table-row>
        <table:table-row>
          <table:table-cell table:style-name="Table8.A2" office:value-type="string">
            <text:p text:style-name="P8">Bit 1</text:p>
          </table:table-cell>
          <table:table-cell table:style-name="Table8.B2" office:value-type="string">
            <text:p text:style-name="P2">Tape Unit Status A</text:p>
            <text:p text:style-name="P14"/>
            <text:p text:style-name="P2">This bit indicates that the tape unit is selected and is operational. If this bit is not set, bits 3 to 6 in Sense Data Byte 1 cannot be relied upon.</text:p>
          </table:table-cell>
        </table:table-row>
        <table:table-row>
          <table:table-cell table:style-name="Table8.A2" office:value-type="string">
            <text:p text:style-name="P8">Bit 2</text:p>
          </table:table-cell>
          <table:table-cell table:style-name="Table8.B2" office:value-type="string">
            <text:p text:style-name="P18">Tape Unit Status B</text:p>
            <text:p text:style-name="P16"/>
            <text:p text:style-name="P10">This bit indicates that tape is rewound on the tape device, the tape</text:p>
            <text:p text:style-name="P10"><text:s/>is not ready or is under the control of the control unit.</text:p>
          </table:table-cell>
        </table:table-row>
        <table:table-row>
          <table:table-cell table:style-name="Table8.A2" office:value-type="string">
            <text:p text:style-name="P8"><text:s/>Bit 3</text:p>
          </table:table-cell>
          <table:table-cell table:style-name="Table8.B2" office:value-type="string">
            <text:p text:style-name="P18">7 Track</text:p>
            <text:p text:style-name="P16"/>
            <text:p text:style-name="P10">This bit indicates that the selected tape device is a 7-track tape unit.</text:p>
          </table:table-cell>
        </table:table-row>
        <table:table-row>
          <table:table-cell table:style-name="Table8.A2" office:value-type="string">
            <text:p text:style-name="P8">Bit 4</text:p>
          </table:table-cell>
          <table:table-cell table:style-name="Table8.B2" office:value-type="string">
            <text:p text:style-name="P18">Load Point</text:p>
            <text:p text:style-name="P16"/>
            <text:p text:style-name="P10">This bit indicates that the tape on the selected unit is located at the load point.</text:p>
            <text:p text:style-name="P16"/>
            <text:p text:style-name="P10">Note: Read backwards beyond on the first block of the tape not cause the tape to be positioned to the load point.</text:p>
          </table:table-cell>
        </table:table-row>
        <table:table-row>
          <table:table-cell table:style-name="Table8.A2" office:value-type="string">
            <text:p text:style-name="P8">Bit 5</text:p>
          </table:table-cell>
          <table:table-cell table:style-name="Table8.B2" office:value-type="string">
            <text:p text:style-name="P18">Tape End</text:p>
            <text:p text:style-name="P18"/>
            <text:p text:style-name="P10">This bit indicates that the tape on the selected unit is located in the end-of-tape area.</text:p>
          </table:table-cell>
        </table:table-row>
        <table:table-row>
          <table:table-cell table:style-name="Table8.A2" office:value-type="string">
            <text:p text:style-name="P8">Bit 6</text:p>
          </table:table-cell>
          <table:table-cell table:style-name="Table8.B2" office:value-type="string">
            <text:p text:style-name="P2"><text:s/>File Protection</text:p>
            <text:p text:style-name="P14"/>
            <text:p text:style-name="P2">This bit indicates that the tape on the selected tape unit contains <text:span text:style-name="T3">no write ring.</text:span></text:p>
          </table:table-cell>
        </table:table-row>
        <table:table-row>
          <table:table-cell table:style-name="Table8.A2" office:value-type="string">
            <text:p text:style-name="P8">Bit 7</text:p>
          </table:table-cell>
          <table:table-cell table:style-name="Table8.B2" office:value-type="string">
            <text:p text:style-name="P2">Tape Handler Busy</text:p>
            <text:p text:style-name="P14"/>
            <text:p text:style-name="P8">This bit is not used and is always set to 0.</text:p>
          </table:table-cell>
        </table:table-row>
      </table:table>
      <text:p text:style-name="P14"/>
      <text:list xml:id="list36292280" text:continue-list="list36281160" text:style-name="Outline">
        <text:list-item>
          <text:list>
            <text:list-item>
              <text:list>
                <text:list-item>
                  <text:h text:style-name="P60" text:outline-level="3">Sense Data Byte 2</text:h>
                </text:list-item>
              </text:list>
            </text:list-item>
          </text:list>
        </text:list-item>
      </text:list>
      <text:p text:style-name="P14"/>
      <text:p text:style-name="P2">The Sense Data Byte 2 is not used. Bit positions 0 - 5 always contain 0 bits. Bit positions 6 and 7 always contain 1 bits.</text:p>
      <text:p text:style-name="P14"/>
      <text:list xml:id="list36268407" text:continue-numbering="true" text:style-name="Outline">
        <text:list-item>
          <text:list>
            <text:list-item>
              <text:list>
                <text:list-item>
                  <text:h text:style-name="Heading_20_3" text:outline-level="3"><text:soft-page-break/>Sense Data Byte 3</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8">Bit 0</text:p>
          </table:table-cell>
          <table:table-cell table:style-name="Table9.B1" office:value-type="string">
            <text:p text:style-name="P2"><text:s/>Vertical Parity Read Error</text:p>
            <text:p text:style-name="P14"/>
            <text:p text:style-name="P2">This bit is set under the following conditions:</text:p>
            <text:list xml:id="list882421696185232386" text:style-name="L23">
              <text:list-item>
                <text:p text:style-name="P49">During read (forward or reverse) of data a vertical parity error is detected in the CRC characters (only 9-track) or in a data character. If the "Data Late" bit is set in Sense Data Byte 0 set, this bit is not set.</text:p>
              </text:list-item>
              <text:list-item>
                <text:p text:style-name="P49">As regards the operations "write" or "write tape mark" data was provided for writing, but data was not read within 10ms while proofreading.</text:p>
              </text:list-item>
            </text:list>
          </table:table-cell>
        </table:table-row>
        <table:table-row>
          <table:table-cell table:style-name="Table9.A2" office:value-type="string">
            <text:p text:style-name="P8">Bit 1</text:p>
          </table:table-cell>
          <table:table-cell table:style-name="Table9.B2" office:value-type="string">
            <text:p text:style-name="P18">Longitudinal Parity Error</text:p>
            <text:p text:style-name="P16"/>
            <text:p text:style-name="P10">This bit indicates that a longitudinal parity error was detected during a "read backwards" or a "read" operation. There may also have been a parity error when automatic proofreading a “write” or “write tape mark” operation.</text:p>
          </table:table-cell>
        </table:table-row>
        <table:table-row>
          <table:table-cell table:style-name="Table9.A2" office:value-type="string">
            <text:p text:style-name="P8">Bit 2</text:p>
          </table:table-cell>
          <table:table-cell table:style-name="Table9.B2" office:value-type="string">
            <text:p text:style-name="P8">Skew</text:p>
            <text:p text:style-name="P8"/>
            <text:p text:style-name="P2">In one of the operations "write" or "write tape mark"excessive errors were detected during proofreading.</text:p>
          </table:table-cell>
        </table:table-row>
        <table:table-row>
          <table:table-cell table:style-name="Table9.A2" office:value-type="string">
            <text:p text:style-name="P2">Bit 3</text:p>
            <text:p text:style-name="P8"/>
          </table:table-cell>
          <table:table-cell table:style-name="Table9.B2" office:value-type="string">
            <text:p text:style-name="P18"><text:s/>CRC read errors (only 9 track)</text:p>
            <text:p text:style-name="P16"/>
            <text:p text:style-name="P10">This bit indicates that the CRC check character calculated during a read operation did not match the on stored on the tape.</text:p>
          </table:table-cell>
        </table:table-row>
        <table:table-row>
          <table:table-cell table:style-name="Table9.A2" office:value-type="string">
            <text:p text:style-name="P8">Bit 4</text:p>
          </table:table-cell>
          <table:table-cell table:style-name="Table9.B2" office:value-type="string">
            <text:p text:style-name="P18">Vertical Parity Write Error</text:p>
            <text:p text:style-name="P16"/>
            <text:p text:style-name="P10">This bit indicates that an erroneous vertical parity bit in a data character <text:span text:style-name="T4">or the CRC character was discovered by</text:span> proofreading during a “write” or “write tape mark” operation<text:span text:style-name="T4">.</text:span></text:p>
          </table:table-cell>
        </table:table-row>
        <table:table-row>
          <table:table-cell table:style-name="Table9.A2" office:value-type="string">
            <text:p text:style-name="P8">Bit 5</text:p>
          </table:table-cell>
          <table:table-cell table:style-name="Table9.B2" office:value-type="string">
            <text:p text:style-name="P8">This bit is not used and is always set to O.</text:p>
          </table:table-cell>
        </table:table-row>
        <table:table-row>
          <table:table-cell table:style-name="Table9.A2" office:value-type="string">
            <text:p text:style-name="P8">Bit 6</text:p>
          </table:table-cell>
          <table:table-cell table:style-name="Table9.B2" office:value-type="string">
            <text:p text:style-name="P8">Reverse</text:p>
            <text:p text:style-name="P8"/>
            <text:p text:style-name="P2">This bit indicates that the tape unit was working backwards.</text:p>
          </table:table-cell>
        </table:table-row>
        <table:table-row>
          <table:table-cell table:style-name="Table9.A2" office:value-type="string">
            <text:p text:style-name="P8">Bit 7</text:p>
          </table:table-cell>
          <table:table-cell table:style-name="Table9.B2" office:value-type="string">
            <text:p text:style-name="P8">This bit is not used and is always set to O.</text:p>
          </table:table-cell>
        </table:table-row>
      </table:table>
      <text:p text:style-name="P14"/>
      <text:list xml:id="list36279748" text:continue-list="list36268407" text:style-name="Outline">
        <text:list-item>
          <text:list>
            <text:list-item>
              <text:list>
                <text:list-item>
                  <text:h text:style-name="Heading_20_3" text:outline-level="3">Sense Data Byte 4</text:h>
                </text:list-item>
              </text:list>
            </text:list-item>
          </text:list>
        </text:list-item>
      </text:list>
      <text:p text:style-name="P14"/>
      <text:p text:style-name="P2">The bits in sense data byte 4 have the following meanings:</text:p>
      <text:p text:style-name="P14"/>
      <table:table table:name="Table10" table:style-name="Table10">
        <table:table-column table:style-name="Table10.A"/>
        <table:table-column table:style-name="Table10.B"/>
        <table:table-row>
          <table:table-cell table:style-name="Table10.A1" office:value-type="string">
            <text:p text:style-name="P8">Bit 0</text:p>
          </table:table-cell>
          <table:table-cell table:style-name="Table10.B1" office:value-type="string">
            <text:p text:style-name="P2">Runaway Check</text:p>
            <text:p text:style-name="P14"/>
            <text:p text:style-name="P2">This bit is set at the following conditions:</text:p>
            <text:list xml:id="list8413087936933256612" text:style-name="L24">
              <text:list-item>
                <text:p text:style-name="P50">During a “write” or “write tape mark” operation, there was no data read by proofreading with 10 ms.</text:p>
              </text:list-item>
              <text:list-item>
                <text:p text:style-name="P50">During a read operation there was no data read within 20 sec.</text:p>
              </text:list-item>
            </text:list>
          </table:table-cell>
        </table:table-row>
        <table:table-row>
          <table:table-cell table:style-name="Table10.A2" office:value-type="string">
            <text:p text:style-name="P8">Bit 1</text:p>
          </table:table-cell>
          <table:table-cell table:style-name="Table10.B2" office:value-type="string">
            <text:p text:style-name="P2">Error of Tape Transport</text:p>
            <text:p text:style-name="P14"/>
            <text:p text:style-name="P2">This bit indicates the following conditions:</text:p>
            <text:list xml:id="list1142601790912581588" text:style-name="L25">
              <text:list-item>
                <text:p text:style-name="P51"><text:soft-page-break/>The tape unit has not performed a start command. Tape motion may or may not be carried out.</text:p>
              </text:list-item>
              <text:list-item>
                <text:p text:style-name="P51">The tape movement has stopped independently of the control unit during an operation that requires tape movement. The Equipment Check bit is also set. (Sense data byte 0). (This condition occurs when the tape is transported to the load point during an operation with reverse tape movement. </text:p>
              </text:list-item>
            </text:list>
          </table:table-cell>
        </table:table-row>
        <table:table-row>
          <table:table-cell table:style-name="Table10.A2" office:value-type="string">
            <text:p text:style-name="P8">Bits 2-4</text:p>
          </table:table-cell>
          <table:table-cell table:style-name="Table10.B2" office:value-type="string">
            <text:p text:style-name="P18">Always 0 and are reserved for the error search mode. <text:span text:style-name="T4">These only used by technical service.</text:span></text:p>
          </table:table-cell>
        </table:table-row>
        <table:table-row>
          <table:table-cell table:style-name="Table10.A2" office:value-type="string">
            <text:p text:style-name="P8">Bit 5</text:p>
          </table:table-cell>
          <table:table-cell table:style-name="Table10.B2" office:value-type="string">
            <text:p text:style-name="P2">Stall</text:p>
            <text:p text:style-name="P14"/>
            <text:p text:style-name="P2">This bit indicates that the control unit is not working properly for more than 20 seconds. The Unit Check bit is set and the channel ends the operation by setting status request (Status Request).</text:p>
          </table:table-cell>
        </table:table-row>
        <table:table-row>
          <table:table-cell table:style-name="Table10.A2" office:value-type="string">
            <text:p text:style-name="P8">Bit 6</text:p>
          </table:table-cell>
          <table:table-cell table:style-name="Table10.B2" office:value-type="string">
            <text:p text:style-name="P2">Tape Errors</text:p>
            <text:p text:style-name="P14"/>
            <text:p text:style-name="P2">This bit indicates that during a “write” or “write tape mark” operation an inter block gap was discovered prematurely. This false block end may occur when data is lost for more than 800 microseconds. (In this case, the operation "backspace block" cannot cannot reset the tape at the beginning of the block).</text:p>
          </table:table-cell>
        </table:table-row>
        <table:table-row>
          <table:table-cell table:style-name="Table10.A2" office:value-type="string">
            <text:p text:style-name="P8">Bit 7</text:p>
          </table:table-cell>
          <table:table-cell table:style-name="Table10.B2" office:value-type="string">
            <text:p text:style-name="P18">Always 0 and is intended for debugging purposes. This bit is <text:span text:style-name="T4">used only by technical service.</text:span></text:p>
          </table:table-cell>
        </table:table-row>
      </table:table>
      <text:p text:style-name="P2"><text:s/></text:p>
      <text:list xml:id="list36276273" text:continue-list="list36279748" text:style-name="Outline">
        <text:list-item>
          <text:list>
            <text:list-item>
              <text:h text:style-name="Heading_20_2" text:outline-level="2">Error Handling</text:h>
            </text:list-item>
          </text:list>
        </text:list-item>
      </text:list>
      <text:p text:style-name="P14"/>
      <text:p text:style-name="P2">The following describes how to proceed in the case of read errors, write errors, recording errors or power failures.</text:p>
      <text:p text:style-name="P14"/>
      <text:list xml:id="list5146937313080267032" text:style-name="L26">
        <text:list-item>
          <text:p text:style-name="P52">Elf characters or less of the block are read. Bit 0 in sense data byte 1 (Noise bit is set) or</text:p>
        </text:list-item>
        <text:list-item>
          <text:p text:style-name="P52">More than 12 characters of the block are read and one or more of the following Sense Data bits are set:<text:line-break/>Bit 5 in sense data byte 0 (Data-Late-bit)<text:line-break/>Bit 0 in sense data byte 1 (Noise-bit)<text:line-break/>Bit 1 in sense data byte 3 (Longitudinal parity error bit)<text:line-break/>Bit 3 in Sense Data Byte 3 (CRC read error bit).</text:p>
        </text:list-item>
      </text:list>
      <text:p text:style-name="P14"/>
      <text:list xml:id="list36269079" text:continue-list="list36276273" text:style-name="Outline">
        <text:list-item>
          <text:list>
            <text:list-item>
              <text:list>
                <text:list-item>
                  <text:h text:style-name="Heading_20_3" text:outline-level="3">For these read errors, the procedure is as follows:</text:h>
                </text:list-item>
              </text:list>
            </text:list-item>
          </text:list>
        </text:list-item>
      </text:list>
      <text:p text:style-name="P14"/>
      <text:list xml:id="list5528174317438884064" text:style-name="L27">
        <text:list-item>
          <text:p text:style-name="P53">Read a block in the opposite direction.</text:p>
        </text:list-item>
        <text:list-item>
          <text:p text:style-name="P53">Attempt to perform the read operation again.</text:p>
        </text:list-item>
      </text:list>
      <text:list xml:id="list36268882" text:continue-list="list36269079" text:style-name="Outline">
        <text:list-item>
          <text:list>
            <text:list-item>
              <text:list>
                <text:list-item>
                  <text:h text:style-name="Heading_20_3" text:outline-level="3">Write Error</text:h>
                </text:list-item>
              </text:list>
            </text:list-item>
          </text:list>
        </text:list-item>
      </text:list>
      <text:p text:style-name="P14"/>
      <text:p text:style-name="P2">The following error conditions possible:</text:p>
      <text:p text:style-name="P14"/>
      <text:list xml:id="list1267134561293441654" text:style-name="L28">
        <text:list-item>
          <text:p text:style-name="P54">Bit 2 in sense data byte 0 (Bus Out Check bit) is set and <text:line-break/>Bit 6 in sense data byte 0 is not set (no Word Count Zero bit)</text:p>
        </text:list-item>
        <text:list-item>
          <text:p text:style-name="P54">Bit 5 in sense data byte 0 is set (Data Late bit)</text:p>
        </text:list-item>
        <text:list-item>
          <text:p text:style-name="P54">Bit 0 in Sense Data byte 1 is set (Noise bit) and <text:line-break/>Bit 6 in Sense Data Byte 4 is not set (no tape error bit).</text:p>
        </text:list-item>
        <text:list-item>
          <text:p text:style-name="P54">Bit 0 in sense data byte 3 is set (Vertical Parity Error bit when reading and writing)</text:p>
        </text:list-item>
        <text:list-item>
          <text:p text:style-name="P54"><text:soft-page-break/>Bit 1 in sense data byte 3 is set (Longitudinal Parity Error bit)</text:p>
        </text:list-item>
        <text:list-item>
          <text:p text:style-name="P54">Bit 2 is set in sense data byte 3 (Skew bit)</text:p>
        </text:list-item>
        <text:list-item>
          <text:p text:style-name="P54">Bit 3 in Sense Data byte 3 is set (CRC reading error bit)</text:p>
        </text:list-item>
        <text:list-item>
          <text:p text:style-name="P54">Bit 4 in sense data byte 3 is set (vertical parity error bit for the CRC characters)</text:p>
        </text:list-item>
      </text:list>
      <text:p text:style-name="P14"/>
      <text:p text:style-name="P2">These write errors will proceed as follows:</text:p>
      <text:p text:style-name="P14"/>
      <text:list xml:id="list2045559405566832339" text:style-name="L29">
        <text:list-item>
          <text:p text:style-name="P55">Back space one block</text:p>
        </text:list-item>
        <text:list-item>
          <text:p text:style-name="P55">Erase</text:p>
        </text:list-item>
        <text:list-item>
          <text:p text:style-name="P55">Try again to carry out the write operation again.</text:p>
        </text:list-item>
      </text:list>
      <text:p text:style-name="P14"/>
      <text:list xml:id="list36280216" text:continue-list="list36268882" text:style-name="Outline">
        <text:list-item>
          <text:list>
            <text:list-item>
              <text:list>
                <text:list-item>
                  <text:h text:style-name="Heading_20_3" text:outline-level="3">Noise Blocks</text:h>
                </text:list-item>
              </text:list>
            </text:list-item>
          </text:list>
        </text:list-item>
      </text:list>
      <text:p text:style-name="P14"/>
      <text:p text:style-name="P2">If a block of 11 bytes or less is read and bit 0 in sense data byte 1 is not set (no Noise bit), the block should be consider to be noise and be skipped.</text:p>
      <text:p text:style-name="P14"/>
      <text:list xml:id="list36295916" text:continue-numbering="true" text:style-name="Outline">
        <text:list-item>
          <text:list>
            <text:list-item>
              <text:list>
                <text:list-item>
                  <text:h text:style-name="Heading_20_3" text:outline-level="3">Power Failure</text:h>
                </text:list-item>
              </text:list>
            </text:list-item>
          </text:list>
        </text:list-item>
      </text:list>
      <text:p text:style-name="P14"/>
      <text:p text:style-name="P2">If a servo powers off, the tape position cannot be determined. In this case, the program must be restarted.</text:p>
      <text:p text:style-name="P14"/>
      <text:list xml:id="list36296376" text:continue-numbering="true" text:style-name="Outline">
        <text:list-item>
          <text:list>
            <text:list-item>
              <text:h text:style-name="Heading_20_2" text:outline-level="2">Timing</text:h>
              <text:list>
                <text:list-item>
                  <text:h text:style-name="Heading_20_3" text:outline-level="3">Non Stop Processing</text:h>
                </text:list-item>
              </text:list>
            </text:list-item>
          </text:list>
        </text:list-item>
      </text:list>
      <text:p text:style-name="P14"/>
      <text:p text:style-name="P2">A series of write or read operations and / or operations to move the tape forward or backward on the same tape unit allows the possibility of non-stop processing. For writes, the new write function must arrive at the control unit within about 3ms after the end status byte of the previous write operation. For the functions "Read" or "forward and backward space tape” the next function must be accepted with about 5 microseconds after the end of the previous operation's status byte was passed to the multiplexer cha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next-style-name="Text_20_body" style:default-outline-level="1" style:list-style-name="Outline"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Preformatted_20_Text">
      <style:paragraph-properties fo:margin-left="0in" fo:margin-right="0in" fo:text-align="center" style:justify-single-word="false" fo:widows="1" fo:text-indent="0in"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UNISERVO VI C Subsystem Technical Description</text:p>
      </style:header>
      <style:footer>
        <text:p text:style-name="Footer">Page <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16-02-20T10:33:17.73</meta:creation-date>
    <dc:date>2016-05-12T16:10:41.27</dc:date>
    <dc:creator>Stephen Boyd</dc:creator>
    <meta:editing-duration>PT18H58M7S</meta:editing-duration>
    <meta:editing-cycles>240</meta:editing-cycles>
    <meta:generator>OpenOffice/4.1.1$Win32 OpenOffice.org_project/411m6$Build-9775</meta:generator>
    <meta:document-statistic meta:table-count="10" meta:image-count="3" meta:object-count="0" meta:page-count="30" meta:paragraph-count="682" meta:word-count="10685" meta:character-count="59707"/>
  </office:meta>
</office:document-meta>
</file>